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661*"/>
    </style:style>
    <style:style style:name="Table36.B" style:family="table-column">
      <style:table-column-properties style:column-width="1.563cm" style:rel-column-width="886*"/>
    </style:style>
    <style:style style:name="Table36.C" style:family="table-column">
      <style:table-column-properties style:column-width="1.561cm" style:rel-column-width="885*"/>
    </style:style>
    <style:style style:name="Table36.H" style:family="table-column">
      <style:table-column-properties style:column-width="1.565cm" style:rel-column-width="887*"/>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Code" style:master-page-name="">
      <style:paragraph-properties style:page-number="auto"/>
      <style:text-properties fo:background-color="transparent"/>
    </style:style>
    <style:style style:name="P11" style:family="paragraph" style:parent-style-name="Text_20_body" style:master-page-name="">
      <style:paragraph-properties style:page-number="auto" fo:break-before="pag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center" style:justify-single-word="false"/>
      <style:text-properties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style:tab-stops>
          <style:tab-stop style:position="0.45cm"/>
        </style:tab-stops>
      </style:paragraph-properties>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Text_20_body">
      <style:paragraph-properties fo:text-align="start" style:justify-single-word="false"/>
      <style:text-properties fo:font-size="12pt" style:font-size-asian="12pt" style:font-size-complex="12pt"/>
    </style:style>
    <style:style style:name="P29" style:family="paragraph" style:parent-style-name="Text_20_body">
      <style:paragraph-properties fo:text-align="start" style:justify-single-word="false"/>
      <style:text-properties fo:font-size="12pt" fo:language="en" fo:country="GB" style:font-size-asian="12pt" style:font-size-complex="12pt"/>
    </style:style>
    <style:style style:name="P30" style:family="paragraph" style:parent-style-name="Text_20_body">
      <style:text-properties fo:font-size="12pt" fo:language="en" fo:country="GB" fo:font-weight="normal"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5" style:family="paragraph" style:parent-style-name="Text_20_body">
      <style:text-properties fo:background-color="transparen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bold" fo:background-color="transparent" style:font-weight-asian="bold" style:font-weight-complex="bold"/>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style:font-name="Times New Roman1" fo:font-style="normal" fo:font-weight="normal"/>
    </style:style>
    <style:style style:name="P40" style:family="paragraph" style:parent-style-name="Text_20_body">
      <style:paragraph-properties fo:keep-with-next="always"/>
    </style:style>
    <style:style style:name="P41" style:family="paragraph" style:parent-style-name="Code">
      <style:paragraph-properties fo:keep-together="always" fo:keep-with-next="always"/>
    </style:style>
    <style:style style:name="P42" style:family="paragraph" style:parent-style-name="Table_20_Contents">
      <style:paragraph-properties fo:keep-with-next="always"/>
      <style:text-properties fo:background-color="transparent"/>
    </style:style>
    <style:style style:name="P43" style:family="paragraph" style:parent-style-name="Table_20_Contents">
      <style:paragraph-properties fo:keep-with-next="always"/>
      <style:text-properties fo:font-weight="bold" style:font-weight-asian="bold" style:font-weight-complex="bold"/>
    </style:style>
    <style:style style:name="P44" style:family="paragraph" style:parent-style-name="Text_20_body">
      <style:paragraph-properties fo:padding="0.049cm" fo:border="0.002cm solid #000000" style:shadow="none"/>
    </style:style>
    <style:style style:name="P45"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6" style:family="paragraph" style:parent-style-name="Code">
      <style:paragraph-properties fo:text-align="start" style:justify-single-word="false"/>
      <style:text-properties fo:font-style="normal" style:font-style-asian="normal" style:font-style-complex="normal"/>
    </style:style>
    <style:style style:name="P47" style:family="paragraph" style:parent-style-name="Code">
      <style:text-properties fo:font-weight="normal" style:font-weight-asian="normal" style:font-weight-complex="normal"/>
    </style:style>
    <style:style style:name="P48" style:family="paragraph" style:parent-style-name="Code">
      <style:text-properties fo:background-color="transparent"/>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ext_20_body">
      <style:paragraph-properties fo:background-color="transparent">
        <style:background-image/>
      </style:paragraph-properties>
      <style:text-properties fo:background-color="transparent"/>
    </style:style>
    <style:style style:name="P59"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0" style:family="paragraph" style:parent-style-name="Standard" style:list-style-name="L36"/>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2">
      <style:text-properties fo:font-weight="bold" style:font-weight-asian="bold" style:font-weight-complex="bold"/>
    </style:style>
    <style:style style:name="P64" style:family="paragraph" style:parent-style-name="Text_20_body" style:list-style-name="L3">
      <style:text-properties fo:font-weight="bold"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35">
      <style:text-properties fo:font-weight="normal" style:font-weight-asian="normal" style:font-weight-complex="normal"/>
    </style:style>
    <style:style style:name="P68" style:family="paragraph" style:parent-style-name="Text_20_body" style:list-style-name="L36">
      <style:text-properties fo:font-weight="normal" style:font-weight-asian="normal" style:font-weight-complex="normal"/>
    </style:style>
    <style:style style:name="P69" style:family="paragraph" style:parent-style-name="Text_20_body" style:list-style-name="L39">
      <style:text-properties fo:font-weight="normal" style:font-weight-asian="normal" style:font-weight-complex="normal"/>
    </style:style>
    <style:style style:name="P70" style:family="paragraph" style:parent-style-name="Text_20_body" style:list-style-name="L41">
      <style:text-properties fo:font-weight="normal" style:font-weight-asian="normal" style:font-weight-complex="normal"/>
    </style:style>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10"/>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paragraph-properties fo:text-align="start" style:justify-single-word="false"/>
    </style:style>
    <style:style style:name="P97" style:family="paragraph" style:parent-style-name="Text_20_body" style:list-style-name="L35"/>
    <style:style style:name="P98" style:family="paragraph" style:parent-style-name="Text_20_body" style:list-style-name="L37"/>
    <style:style style:name="P99" style:family="paragraph" style:parent-style-name="Text_20_body" style:list-style-name="L38"/>
    <style:style style:name="P100" style:family="paragraph" style:parent-style-name="Text_20_body" style:list-style-name="L40"/>
    <style:style style:name="P101" style:family="paragraph" style:parent-style-name="Text_20_body" style:list-style-name="L44"/>
    <style:style style:name="P102" style:family="paragraph" style:parent-style-name="Text_20_body" style:list-style-name="L45"/>
    <style:style style:name="P103" style:family="paragraph" style:parent-style-name="Text_20_body" style:list-style-name="L46"/>
    <style:style style:name="P104" style:family="paragraph" style:parent-style-name="Text_20_body" style:list-style-name="L47"/>
    <style:style style:name="P105" style:family="paragraph" style:parent-style-name="Text_20_body" style:list-style-name="L48"/>
    <style:style style:name="P106" style:family="paragraph" style:parent-style-name="Text_20_body" style:list-style-name="L49"/>
    <style:style style:name="P107" style:family="paragraph" style:parent-style-name="Text_20_body" style:list-style-name="L51"/>
    <style:style style:name="P108" style:family="paragraph" style:parent-style-name="Text_20_body" style:list-style-name="L53"/>
    <style:style style:name="P109" style:family="paragraph" style:parent-style-name="Text_20_body">
      <style:text-properties style:font-name="Times New Roman1" fo:font-style="normal" fo:font-weight="normal"/>
    </style:style>
    <style:style style:name="P110" style:family="paragraph" style:parent-style-name="Text_20_body" style:list-style-name="L57"/>
    <style:style style:name="P111" style:family="paragraph" style:parent-style-name="Text_20_body">
      <style:text-properties fo:font-style="normal" style:font-style-asian="normal" style:font-style-complex="normal"/>
    </style:style>
    <style:style style:name="P112" style:family="paragraph" style:parent-style-name="Text_20_body" style:list-style-name="L14" style:master-page-name="">
      <style:paragraph-properties fo:margin-top="0cm" fo:margin-bottom="0cm" style:page-number="auto"/>
    </style:style>
    <style:style style:name="P113" style:family="paragraph" style:parent-style-name="Text_20_body" style:list-style-name="L16" style:master-page-name="">
      <style:paragraph-properties fo:margin-top="0cm" fo:margin-bottom="0cm" style:page-number="auto"/>
    </style:style>
    <style:style style:name="P114" style:family="paragraph" style:parent-style-name="Text_20_body" style:list-style-name="L26" style:master-page-name="">
      <style:paragraph-properties fo:margin-top="0cm" fo:margin-bottom="0cm" style:page-number="auto"/>
    </style:style>
    <style:style style:name="P115" style:family="paragraph" style:parent-style-name="Text_20_body" style:list-style-name="L31" style:master-page-name="">
      <style:paragraph-properties fo:margin-top="0cm" fo:margin-bottom="0cm" style:page-number="auto"/>
    </style:style>
    <style:style style:name="P116" style:family="paragraph" style:parent-style-name="Text_20_body" style:list-style-name="L14">
      <style:paragraph-properties fo:margin-top="0cm" fo:margin-bottom="0cm"/>
    </style:style>
    <style:style style:name="P117" style:family="paragraph" style:parent-style-name="Text_20_body" style:list-style-name="L16">
      <style:paragraph-properties fo:margin-top="0cm" fo:margin-bottom="0cm"/>
    </style:style>
    <style:style style:name="P118" style:family="paragraph" style:parent-style-name="Text_20_body" style:list-style-name="L17">
      <style:paragraph-properties fo:margin-top="0cm" fo:margin-bottom="0cm"/>
    </style:style>
    <style:style style:name="P119" style:family="paragraph" style:parent-style-name="Text_20_body" style:list-style-name="L19">
      <style:paragraph-properties fo:margin-top="0cm" fo:margin-bottom="0cm"/>
    </style:style>
    <style:style style:name="P120" style:family="paragraph" style:parent-style-name="Text_20_body" style:list-style-name="L21">
      <style:paragraph-properties fo:margin-top="0cm" fo:margin-bottom="0cm"/>
    </style:style>
    <style:style style:name="P121" style:family="paragraph" style:parent-style-name="Text_20_body" style:list-style-name="L26">
      <style:paragraph-properties fo:margin-top="0cm" fo:margin-bottom="0cm"/>
    </style:style>
    <style:style style:name="P122" style:family="paragraph" style:parent-style-name="Text_20_body" style:list-style-name="L29">
      <style:paragraph-properties fo:margin-top="0cm" fo:margin-bottom="0cm"/>
    </style:style>
    <style:style style:name="P123" style:family="paragraph" style:parent-style-name="Text_20_body" style:list-style-name="L31">
      <style:paragraph-properties fo:margin-top="0cm" fo:margin-bottom="0cm"/>
    </style:style>
    <style:style style:name="P124" style:family="paragraph" style:parent-style-name="Text_20_body" style:list-style-name="L35">
      <style:paragraph-properties fo:margin-top="0cm" fo:margin-bottom="0cm"/>
    </style:style>
    <style:style style:name="P125" style:family="paragraph" style:parent-style-name="Text_20_body" style:list-style-name="L35">
      <style:paragraph-properties fo:margin-top="0cm" fo:margin-bottom="0cm"/>
      <style:text-properties fo:font-weight="normal" style:font-weight-asian="normal" style:font-weight-complex="normal"/>
    </style:style>
    <style:style style:name="P126" style:family="paragraph" style:parent-style-name="Text_20_body" style:list-style-name="L34">
      <style:paragraph-properties fo:margin-top="0cm" fo:margin-bottom="0cm" fo:text-align="start" style:justify-single-word="false" style:shadow="none"/>
    </style:style>
    <style:style style:name="P127" style:family="paragraph" style:parent-style-name="Text_20_body" style:master-page-name="">
      <style:paragraph-properties style:page-number="auto"/>
    </style:style>
    <style:style style:name="P128" style:family="paragraph" style:parent-style-name="Text_20_body" style:list-style-name="L16" style:master-page-name="">
      <style:paragraph-properties style:page-number="auto"/>
    </style:style>
    <style:style style:name="P129" style:family="paragraph" style:parent-style-name="Text_20_body" style:master-page-name="">
      <style:paragraph-properties style:page-number="auto" fo:keep-with-next="always"/>
    </style:style>
    <style:style style:name="P130" style:family="paragraph" style:parent-style-name="Text_20_body" style:master-page-name="">
      <style:paragraph-properties fo:keep-together="always" style:page-number="auto" fo:keep-with-next="always"/>
    </style:style>
    <style:style style:name="P131" style:family="paragraph" style:parent-style-name="Text_20_body" style:master-page-name="">
      <style:paragraph-properties style:page-number="auto" fo:break-before="auto" fo:break-after="auto"/>
      <style:text-properties fo:font-weight="bold" style:font-weight-asian="bold" style:font-weight-complex="bold"/>
    </style:style>
    <style:style style:name="P132" style:family="paragraph" style:parent-style-name="Text_20_body">
      <style:paragraph-properties fo:keep-with-next="always"/>
    </style:style>
    <style:style style:name="P133" style:family="paragraph" style:parent-style-name="Text_20_body" style:list-style-name="L37">
      <style:paragraph-properties fo:keep-with-next="always"/>
    </style:style>
    <style:style style:name="P134" style:family="paragraph" style:parent-style-name="Text_20_body" style:master-page-name="">
      <style:paragraph-properties style:page-number="auto" fo:break-before="auto" fo:break-after="auto" fo:keep-with-next="always"/>
    </style:style>
    <style:style style:name="P135" style:family="paragraph" style:parent-style-name="Text_20_body" style:master-page-name="">
      <style:paragraph-properties style:page-number="auto" fo:keep-with-next="always"/>
    </style:style>
    <style:style style:name="P136" style:family="paragraph" style:parent-style-name="Code" style:master-page-name="">
      <style:paragraph-properties style:page-number="auto"/>
    </style:style>
    <style:style style:name="P137" style:family="paragraph" style:parent-style-name="Code" style:master-page-name="">
      <style:paragraph-properties fo:keep-together="always" style:page-number="auto" fo:keep-with-next="always"/>
    </style:style>
    <style:style style:name="P138" style:family="paragraph" style:parent-style-name="Code">
      <style:paragraph-properties fo:keep-with-next="always"/>
    </style:style>
    <style:style style:name="P139" style:family="paragraph" style:parent-style-name="Heading_20_1" style:master-page-name="">
      <style:paragraph-properties style:page-number="auto" fo:break-before="page"/>
    </style:style>
    <style:style style:name="P140" style:family="paragraph" style:parent-style-name="Table_20_Contents" style:list-style-name="L9"/>
    <style:style style:name="P141" style:family="paragraph" style:parent-style-name="Table_20_Contents" style:list-style-name="L11"/>
    <style:style style:name="P142" style:family="paragraph" style:parent-style-name="Table_20_Contents">
      <style:text-properties fo:background-color="transparent"/>
    </style:style>
    <style:style style:name="P143" style:family="paragraph" style:parent-style-name="Table_20_Contents" style:list-style-name="L15">
      <style:text-properties fo:background-color="transparent"/>
    </style:style>
    <style:style style:name="P144" style:family="paragraph" style:parent-style-name="Table_20_Contents">
      <style:text-properties fo:font-weight="bold" style:font-weight-asian="bold" style:font-weight-complex="bold"/>
    </style:style>
    <style:style style:name="P145" style:family="paragraph" style:parent-style-name="Table_20_Contents">
      <style:paragraph-properties fo:text-align="center" style:justify-single-word="false"/>
      <style:text-properties fo:font-weight="bold" style:font-weight-asian="bold" style:font-weight-complex="bold"/>
    </style:style>
    <style:style style:name="P146" style:family="paragraph" style:parent-style-name="Table_20_Contents">
      <style:text-properties fo:font-size="12pt" fo:font-weight="bold"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148" style:family="paragraph" style:parent-style-name="Table_20_Contents">
      <style:paragraph-properties fo:keep-with-next="always"/>
      <style:text-properties fo:background-color="transparent"/>
    </style:style>
    <style:style style:name="P149" style:family="paragraph" style:parent-style-name="Heading_20_2" style:master-page-name="">
      <style:paragraph-properties style:page-number="auto" fo:break-before="page" fo:keep-with-next="auto"/>
    </style:style>
    <style:style style:name="P150" style:family="paragraph" style:parent-style-name="Heading_20_2" style:master-page-name="">
      <style:paragraph-properties style:page-number="auto" fo:break-before="page"/>
    </style:style>
    <style:style style:name="P151" style:family="paragraph" style:parent-style-name="Heading_20_2">
      <style:paragraph-properties fo:break-before="page"/>
    </style:style>
    <style:style style:name="P152" style:family="paragraph" style:parent-style-name="Table">
      <style:paragraph-properties fo:text-align="center" style:justify-single-word="false"/>
    </style:style>
    <style:style style:name="P153" style:family="paragraph" style:parent-style-name="Contents_20_1">
      <style:paragraph-properties>
        <style:tab-stops>
          <style:tab-stop style:position="16.999cm" style:type="right" style:leader-style="dotted" style:leader-text="."/>
        </style:tab-stops>
      </style:paragraph-properties>
    </style:style>
    <style:style style:name="P15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5"/>
      <text:p text:style-name="P25"/>
      <text:p text:style-name="P33"/>
      <text:p text:style-name="P33">Jarvis Web Gateway</text:p>
      <text:p text:style-name="P25"/>
      <text:p text:style-name="P27">Working with Jarvis</text:p>
      <text:p text:style-name="P27">(User &amp; Technical Documentation)</text:p>
      <text:p text:style-name="P28"/>
      <text:p text:style-name="P28"/>
      <text:p text:style-name="P31"/>
      <text:p text:style-name="P31"/>
      <text:p text:style-name="P28"/>
      <text:p text:style-name="P28"/>
      <text:p text:style-name="P32">Jonathan Couper-Smartt</text:p>
      <text:p text:style-name="P32">jarvis@nsquared.co.nz</text:p>
      <text:p text:style-name="P29"/>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5">Jarvis supports fetch, create, update and delete with additional support for custom plug-in features. <text:s/>Jarvis is based on the RESTful approach to http web services. <text:s/>It provides JSON, XML interfaces, with additional support for CSV downloads. <text:s/></text:p>
      <text:p text:style-name="P45">Jarvis works excellently with JavaScript web apps using ExtJS, Dojo and many other JS toolkits, and is also ideal for richer client applications such as those written in Adobe Flex.</text:p>
      <text:p text:style-name="P45">Jarvis supports any database for which a Perl DBI driver exists. <text:s/>This include Oracle, PostgreSQL, MySQL, SQL Server, SQLite and more.</text:p>
      <text:p text:style-name="P3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3"><text:s/>1 Introduction<text:tab/>5</text:p>
          <text:p text:style-name="P153"><text:s/>2 Licence<text:tab/>6</text:p>
          <text:p text:style-name="P154"><text:s/>2.1 GNU Lesser General Public License<text:tab/>6</text:p>
          <text:p text:style-name="P154"><text:s/>2.2 Clarification of Intentions<text:tab/>6</text:p>
          <text:p text:style-name="P154"><text:s/>2.3 Jarvis Tracker Icons<text:tab/>6</text:p>
          <text:p text:style-name="P153"><text:s/>3 Installation<text:tab/>7</text:p>
          <text:p text:style-name="P154"><text:s/>3.1 Unpacking<text:tab/>7</text:p>
          <text:p text:style-name="P154"><text:s/>3.2 Install Additional Perl Modules<text:tab/>8</text:p>
          <text:p text:style-name="P154"><text:s/>3.3 Apache2 Configuration – Without mod_perl<text:tab/>8</text:p>
          <text:p text:style-name="P154"><text:s/>3.4 Apache2 Configuration – With mod_perl<text:tab/>9</text:p>
          <text:p text:style-name="P154"><text:s/>3.5 Relocating Jarvis<text:tab/>10</text:p>
          <text:p text:style-name="P154"><text:s/>3.6 Test<text:tab/>10</text:p>
          <text:p text:style-name="P153"><text:s/>4 Application Configuration File<text:tab/>11</text:p>
          <text:p text:style-name="P154"><text:s/>4.1 Introduction<text:tab/>11</text:p>
          <text:p text:style-name="P154"><text:s/>4.2 List of Parameters<text:tab/>12</text:p>
          <text:p text:style-name="P154"><text:s/>4.3 Configuration Parameter Details<text:tab/>14</text:p>
          <text:p text:style-name="P153"><text:s/>5 Login Module Configuration<text:tab/>22</text:p>
          <text:p text:style-name="P154"><text:s/>5.1 Standard Modules<text:tab/>22</text:p>
          <text:p text:style-name="P154"><text:s/>5.2 Active Directory Login<text:tab/>22</text:p>
          <text:p text:style-name="P154"><text:s/>5.3 Basic Auth Login<text:tab/>23</text:p>
          <text:p text:style-name="P154"><text:s/>5.4 Database Login<text:tab/>24</text:p>
          <text:p text:style-name="P154"><text:s/>5.5 Adempiere Login<text:tab/>25</text:p>
          <text:p text:style-name="P154"><text:s/>5.6 Drupal6 Login<text:tab/>27</text:p>
          <text:p text:style-name="P154"><text:s/>5.7 None Login<text:tab/>28</text:p>
          <text:p text:style-name="P154"><text:s/>5.8 Single Login<text:tab/>29</text:p>
          <text:p text:style-name="P153"><text:s/>6 Special Datasets &amp; Jarvis Login<text:tab/>30</text:p>
          <text:p text:style-name="P154"><text:s/>6.1 Jarvis URLs<text:tab/>30</text:p>
          <text:p text:style-name="P154"><text:s/>6.2 The __status Dataset<text:tab/>30</text:p>
          <text:p text:style-name="P154"><text:s/>6.3 The __habitat Dataset<text:tab/>31</text:p>
          <text:p text:style-name="P154"><text:s/>6.4 The __logout Dataset<text:tab/>32</text:p>
          <text:p text:style-name="P154"><text:s/>6.5 Logging-In to Jarvis<text:tab/>32</text:p>
          <text:p text:style-name="P154"><text:s/>6.6 Jarvis Error Responses<text:tab/>32</text:p>
          <text:p text:style-name="P153"><text:s/>7 Fetch Results<text:tab/>34</text:p>
          <text:p text:style-name="P154"><text:s/>7.1 Format = json <text:tab/>34</text:p>
          <text:p text:style-name="P154"><text:s/>7.2 Format = json.array <text:tab/>35</text:p>
          <text:p text:style-name="P154"><text:s/>7.3 Format = xml<text:tab/>35</text:p>
          <text:p text:style-name="P154"><text:s/>7.4 Format = xml.array<text:tab/>36</text:p>
          <text:p text:style-name="P154"><text:s/>7.5 Format = csv<text:tab/>37</text:p>
          <text:p text:style-name="P153"><text:s/>8 Datasets and Parameters<text:tab/>38</text:p>
          <text:p text:style-name="P154"><text:s/>8.1 Dataset Definition<text:tab/>38</text:p>
          <text:p text:style-name="P154"><text:s/>8.2 Dataset Bind Parameters<text:tab/>40</text:p>
          <text:p text:style-name="P154"><text:s/>8.3 Fallback Parameters<text:tab/>40</text:p>
          <text:p text:style-name="P154"><text:s/>8.4 Other Parameter Notes<text:tab/>41</text:p>
          <text:p text:style-name="P154"><text:s/>8.5 Safe Parameters<text:tab/>41</text:p>
          <text:p text:style-name="P154"><text:soft-page-break/><text:s/>8.6 Textual Substitution<text:tab/>42</text:p>
          <text:p text:style-name="P153"><text:s/>9 SSAS Data Pump Datasets<text:tab/>44</text:p>
          <text:p text:style-name="P154"><text:s/>9.1 MDX Queries<text:tab/>44</text:p>
          <text:p text:style-name="P154"><text:s/>9.2 Parameter Processing<text:tab/>45</text:p>
          <text:p text:style-name="P153"><text:s/>10 Storing Datasets<text:tab/>46</text:p>
          <text:p text:style-name="P154"><text:s/>10.1 Modifying Datasets – Single Modification<text:tab/>46</text:p>
          <text:p text:style-name="P154"><text:s/>10.2 Modifying Datasets – Array of Modifications<text:tab/>48</text:p>
          <text:p text:style-name="P154"><text:s/>10.3 Modifying Datasets – Array of Mixed Modifications<text:tab/>50</text:p>
          <text:p text:style-name="P154"><text:s/>10.4 Before &amp; After Statements<text:tab/>50</text:p>
          <text:p text:style-name="P154"><text:s/>10.5 Transaction and Rollback<text:tab/>50</text:p>
          <text:p text:style-name="P153"><text:s/>11 Dataset Transformations<text:tab/>52</text:p>
          <text:p text:style-name="P154"><text:s/>11.1 Introduction<text:tab/>52</text:p>
          <text:p text:style-name="P153"><text:s/>12 Fetching Multiple Datasets in One Request<text:tab/>53</text:p>
          <text:p text:style-name="P154"><text:s/>12.1 Introduction<text:tab/>53</text:p>
          <text:p text:style-name="P154"><text:s/>12.2 JSON Multi-Dataset Result Structure<text:tab/>53</text:p>
          <text:p text:style-name="P154"><text:s/>12.3 XML Multi-Dataset Result Structure<text:tab/>54</text:p>
          <text:p text:style-name="P153"><text:s/>13 Exec Datasets<text:tab/>55</text:p>
          <text:p text:style-name="P154"><text:s/>13.1 Introduction<text:tab/>55</text:p>
          <text:p text:style-name="P154"><text:s/>13.2 Configuration<text:tab/>55</text:p>
          <text:p text:style-name="P154"><text:s/>13.3 Output Return Mechanism<text:tab/>58</text:p>
          <text:p text:style-name="P154"><text:s/>13.4 A Simple Example<text:tab/>59</text:p>
          <text:p text:style-name="P154"><text:s/>13.5 Environment Variables<text:tab/>59</text:p>
          <text:p text:style-name="P154"><text:s/>13.6 Command Line Parameters<text:tab/>59</text:p>
          <text:p text:style-name="P154"><text:s/>13.7 Output &amp; Headers<text:tab/>59</text:p>
          <text:p text:style-name="P153"><text:s/>14 Plugin Datasets<text:tab/>61</text:p>
          <text:p text:style-name="P154"><text:s/>14.1 Introduction<text:tab/>61</text:p>
          <text:p text:style-name="P154"><text:s/>14.2 Configuration<text:tab/>61</text:p>
          <text:p text:style-name="P154"><text:s/>14.3 Example Plugin<text:tab/>62</text:p>
          <text:p text:style-name="P154"><text:s/>14.4 Output &amp; Headers<text:tab/>63</text:p>
          <text:p text:style-name="P154"><text:s/>14.5 Exception Handling<text:tab/>63</text:p>
          <text:p text:style-name="P153"><text:s/>15 Hook Modules<text:tab/>64</text:p>
          <text:p text:style-name="P154"><text:s/>15.1 Introduction<text:tab/>64</text:p>
          <text:p text:style-name="P154"><text:s/>15.2 Hook Points<text:tab/>64</text:p>
          <text:p text:style-name="P154"><text:s/>15.3 Configuration<text:tab/>69</text:p>
          <text:p text:style-name="P154"><text:s/>15.4 Sample Hook Template<text:tab/>69</text:p>
          <text:p text:style-name="P153"><text:s/>16 Performance Notes<text:tab/>71</text:p>
          <text:p text:style-name="P154"><text:s/>16.1 How Fast is Jarvis?<text:tab/>71</text:p>
          <text:p text:style-name="P153"><text:s/>17 Tracking Application<text:tab/>72</text:p>
          <text:p text:style-name="P154"><text:s/>17.1 Tracking Requests &amp; Errors<text:tab/>72</text:p>
          <text:p text:style-name="P154"><text:s/>17.2 The Tracker Database File<text:tab/>72</text:p>
          <text:p text:style-name="P154"><text:s/>17.3 The Tracker Display Application<text:tab/>72</text:p>
          <text:p text:style-name="P153"><text:s/>18 Demo Application<text:tab/>76</text:p>
          <text:p text:style-name="P154"><text:s/>18.1 Introduction<text:tab/>76</text:p>
          <text:p text:style-name="P154"><text:s/>18.2 Complete Basic Jarvis Configuration<text:tab/>76</text:p>
          <text:p text:style-name="P154"><text:s/>18.3 The Demo Database File<text:tab/>76</text:p>
          <text:p text:style-name="P154"><text:s/>18.4 Configure Demo Web-Service<text:tab/>76</text:p>
        </text:index-body>
      </text:table-of-content>
      <text:p text:style-name="P131"><text:soft-page-break/>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17" office:value-type="float" office:value="0">
            <text:p text:style-name="Table_20_Contents">5.0.0</text:p>
          </table:table-cell>
          <table:table-cell table:style-name="Table18.A2" office:value-type="string">
            <text:p text:style-name="Table_20_Contents">1-Sep-2011</text:p>
          </table:table-cell>
          <table:table-cell table:style-name="Table18.A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50382863" text:style-name="L1">
        <text:list-item>
          <text:p text:style-name="P61">Rich Internet Application. <text:s/>Ajax (XML or JSON) requests and responses.</text:p>
        </text:list-item>
        <text:list-item>
          <text:p text:style-name="P61">JARVIS</text:p>
        </text:list-item>
        <text:list-item>
          <text:p text:style-name="P6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04847411" text:style-name="L2">
        <text:list-item>
          <text:p text:style-name="P63">Secure: </text:p>
          <text:list>
            <text:list-item>
              <text:p text:style-name="P62">Jarvis can run over https. <text:s/></text:p>
            </text:list-item>
            <text:list-item>
              <text:p text:style-name="P62">Jarvis uses single-login and CGI cookies to maintain authenticated sessions. <text:s/></text:p>
            </text:list-item>
            <text:list-item>
              <text:p text:style-name="P62">Jarvis uses parameterized statements to prevent against SQL injection. </text:p>
            </text:list-item>
            <text:list-item>
              <text:p text:style-name="P62">Jarvis provides group-based access control.</text:p>
            </text:list-item>
          </text:list>
        </text:list-item>
        <text:list-item>
          <text:p text:style-name="P63">Extensible:</text:p>
          <text:list>
            <text:list-item>
              <text:p text:style-name="P66">Jarvis provides independent “datasets”, defined as simple XML files containing SQL.</text:p>
            </text:list-item>
            <text:list-item>
              <text:p text:style-name="P66">Jarvis provides configurable “exec” extensions (e.g. running Jasper reports).</text:p>
            </text:list-item>
            <text:list-item>
              <text:p text:style-name="P66">Jarvis provides a “plugin” mechanism for adding custom Perl modules.</text:p>
            </text:list-item>
          </text:list>
        </text:list-item>
        <text:list-item>
          <text:p text:style-name="P63">Standards-Based:</text:p>
          <text:list>
            <text:list-item>
              <text:p text:style-name="P66">Jarvis is based on XML, JSON, http/s and REST.</text:p>
            </text:list-item>
          </text:list>
        </text:list-item>
        <text:list-item>
          <text:p text:style-name="P63">Reasonably Efficient:</text:p>
          <text:list>
            <text:list-item>
              <text:p text:style-name="P66">Jarvis is “plenty fast enough”. <text:s/></text:p>
            </text:list-item>
            <text:list-item>
              <text:p text:style-name="P66">Jarvis is written in a scripted language as many back end services are.</text:p>
            </text:list-item>
            <text:list-item>
              <text:p text:style-name="P66">Jarvis can cache database connections under mod_perl.</text:p>
            </text:list-item>
          </text:list>
        </text:list-item>
      </text:list>
      <text:p text:style-name="P23">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4">Jarvis is distributed in the hope that it will be useful, but WITHOUT ANY WARRANTY; without even the implied warranty of MERCHANTABILITY or FITNESS FOR A PARTICULAR PURPOSE. <text:s/>See the GNU General Public License for more details.</text:p>
      <text:p text:style-name="P44">You should have received a copy of the GNU Lesser General Public License along with Jarvis. <text:s/>If not, see &lt;http://www.gnu.org/licenses/&gt;.</text:p>
      <text:p text:style-name="P4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39"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Debian:</text:p>
            <text:p text:style-name="P12">/usr/share/jarvis/cgi-bin</text:p>
            <text:p text:style-name="Table_20_Contents"/>
            <text:p text:style-name="Table_20_Contents">Other:</text:p>
            <text:p text:style-name="P12">/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2">/usr/share/jarvis/demo</text:p>
            <text:p text:style-name="Table_20_Contents"/>
            <text:p text:style-name="Table_20_Contents">Other:</text:p>
            <text:p text:style-name="P12">/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2">/usr/share/doc/jarvis</text:p>
            <text:p text:style-name="P12"/>
            <text:p text:style-name="P20">Other:</text:p>
            <text:p text:style-name="P12">/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2">/usr/share/jarvis/etc</text:p>
            <text:p text:style-name="P20"/>
            <text:p text:style-name="P20">Other:</text:p>
            <text:p text:style-name="P12">/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2">/usr/share/jarvis/htdocs</text:p>
            <text:p text:style-name="P20"/>
            <text:p text:style-name="P20">Other:</text:p>
            <text:p text:style-name="P12">/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2">/usr/share/jarvis/lib</text:p>
            <text:p text:style-name="Table_20_Contents"/>
            <text:p text:style-name="P20">Other:</text:p>
            <text:p text:style-name="P12">/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2">/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49"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5">If performance is not a significant factor, you can simply run Jarvis as a CGI script without using mod_perl. <text:s/>Add the following lines to your server configuration.</text:p>
      <text:p text:style-name="P35">Note: When installing the Debian package, this setup is done automatically.</text:p>
      <text:p text:style-name="P37">For Debian:</text:p>
      <text:p text:style-name="P6">ScriptAlias /jarvis-agent "/usr/share/jarvis/cgi-bin/agent.pl"</text:p>
      <text:p text:style-name="P48">Alias /jarvis/ "/usr/share/jarvis/htdocs/"</text:p>
      <text:p text:style-name="P35"/>
      <text:p text:style-name="P37">For Other Systems:</text:p>
      <text:p text:style-name="P6">ScriptAlias /jarvis-agent "/opt/jarvis/cgi-bin/agent.pl"</text:p>
      <text:p text:style-name="P48">Alias /jarvis/ "/opt/jarvis/htdocs/"</text:p>
      <text:p text:style-name="P35"/>
      <text:p text:style-name="P35">These lines are contained in the supplied "apache/jarvis.conf" file. <text:s/>Under Linux you can generally copy or soft-link this file into the /etc/apache2/conf.d directory.</text:p>
      <text:h text:style-name="P149" text:outline-level="2">Apache2 Configuration – With mod_perl</text:h>
      <text:p text:style-name="P35">Jarvis supports the Apache mod_perl mechanism. <text:s/>Without mod_perl, the webserver must compile and execute the Perl code for each request. <text:s/>Equally, without mod_perl, a new database connection must be made for each request.</text:p>
      <text:p text:style-name="P35">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8">Once mod_perl is configured and available, add the following lines to your server configuration.</text:p>
      <text:p text:style-name="P58">Note: When installing the Debian package, this setup is done automatically.</text:p>
      <text:p text:style-name="P59">For Debian:</text:p>
      <text:p text:style-name="P6">PerlRequire /etc/jarvis/apache/startup.pl</text:p>
      <text:p text:style-name="P48">&lt;Location ~ "/jarvis-agent/.*"&gt;</text:p>
      <text:p text:style-name="P48"><text:s text:c="4"/>SetHandler perl-script</text:p>
      <text:p text:style-name="P48"><text:s text:c="4"/>PerlResponseHandler Jarvis::Agent</text:p>
      <text:p text:style-name="P48">&lt;/Location&gt;</text:p>
      <text:p text:style-name="P48"/>
      <text:p text:style-name="P48">Alias /jarvis/ "/usr/share/jarvis/htdocs/"</text:p>
      <text:p text:style-name="Text_20_body"/>
      <text:p text:style-name="P36">For Other Systems:</text:p>
      <text:p text:style-name="P6">PerlRequire /opt/jarvis/etc/apache/startup.pl</text:p>
      <text:p text:style-name="P48">&lt;Location ~ "/jarvis-agent/.*"&gt;</text:p>
      <text:p text:style-name="P48"><text:s text:c="4"/>SetHandler perl-script</text:p>
      <text:p text:style-name="P48"><text:s text:c="4"/>PerlResponseHandler Jarvis::Agent</text:p>
      <text:p text:style-name="P48">&lt;/Location&gt;</text:p>
      <text:p text:style-name="P48"/>
      <text:p text:style-name="P48">Alias /jarvis/ "/opt/jarvis/htdocs/"</text:p>
      <text:p text:style-name="Text_20_body"/>
      <text:p text:style-name="P35">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50"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877539013" text:style-name="L3">
        <text:list-item>
          <text:p text:style-name="P64">Modify the Apache configuration (as described above).</text:p>
        </text:list-item>
        <text:list-item>
          <text:p text:style-name="P64">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3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26588157" text:style-name="L4">
        <text:list-item>
          <text:p text:style-name="P71">The database connection(s).</text:p>
        </text:list-item>
        <text:list-item>
          <text:p text:style-name="P71">The username/group list.</text:p>
        </text:list-item>
        <text:list-item>
          <text:p text:style-name="P7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or “csv”.</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or “csv”.</text:p>
      <text:list xml:id="list836883202" text:style-name="L5">
        <text:list-item>
          <text:p text:style-name="P72">This may be over-ridden a per-request basis with the CGI parameter “format”.</text:p>
        </text:list-item>
        <text:list-item>
          <text:p text:style-name="P7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00215622" text:style-name="L6">
        <text:list-item>
          <text:p text:style-name="P73">All client-submitted request body.</text:p>
        </text:list-item>
        <text:list-item>
          <text:p text:style-name="P73">All returned XML/JSON/CSV content.</text:p>
        </text:list-item>
        <text:list-item>
          <text:p text:style-name="P7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331176238" text:style-name="L7">
        <text:list-item>
          <text:p text:style-name="P74">Extract ALL records from the database query.</text:p>
        </text:list-item>
        <text:list-item>
          <text:p text:style-name="P74">Slice out and return only those rows specified by the page parameters. <text:s/>E.g start = 50, limit = 25 means return rows with zero-based indexes 50-74.</text:p>
        </text:list-item>
        <text:list-item>
          <text:p text:style-name="P74">Return “fetched” as the total number of all rows read from the database query.</text:p>
        </text:list-item>
        <text:list-item>
          <text:p text:style-name="P74">Return “returned” as the number of data rows from the sliced page.</text:p>
        </text:list-item>
        <text:list-item>
          <text:p text:style-name="P7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754438202" text:continue-numbering="true" text:style-name="L7">
        <text:list-item>
          <text:p text:style-name="P74">Extract ALL records from the database query in the default query sort order.</text:p>
        </text:list-item>
        <text:list-item>
          <text:p text:style-name="P74">Use Perl “cmp” alphabetical sorting either ascending or descending.</text:p>
        </text:list-item>
        <text:list-item>
          <text:p text:style-name="P7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29555576" text:style-name="L8">
        <text:list-item>
          <text:p text:style-name="P75">Dataset Type</text:p>
        </text:list-item>
        <text:list-item>
          <text:p text:style-name="P7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2">Attribute</text:p>
            </table:table-cell>
            <table:table-cell table:style-name="Table33.A1" office:value-type="string">
              <text:p text:style-name="P12">Default</text:p>
            </table:table-cell>
            <table:table-cell table:style-name="Table33.C1" office:value-type="string">
              <text:p text:style-name="P12">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051661618" text:style-name="L9">
              <text:list-item>
                <text:p text:style-name="P140">“dbi” (SQL databases using default DBI driver).</text:p>
              </text:list-item>
              <text:list-item>
                <text:p text:style-name="P140">“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313686960" text:style-name="L10">
        <text:list-item>
          <text:p text:style-name="P76">The client-supplied dataset name must not include the “.xml” suffix added by the server.</text:p>
        </text:list-item>
        <text:list-item>
          <text:p text:style-name="P76">The matched prefix is stripped from the dataset name before expansion.</text:p>
        </text:list-item>
        <text:list-item>
          <text:p text:style-name="P76">The dataset name specified by the client must consist only of characters from the following list: “a-z”, “A-Z”, “0-9”, “_” (underscore), “-” (hyphen) and “.” (dot).</text:p>
        </text:list-item>
        <text:list-item>
          <text:p text:style-name="P76">A “.” (dot) character in the dataset name is interpreted as a directory separator by Jarvis. <text:s/>On Unix-based systems this is a forward-slash. <text:s/>On Windows-based systems, Perl will translate the forward slash into a backslash.</text:p>
        </text:list-item>
        <text:list-item>
          <text:p text:style-name="P76">A dataset name specified by the client may not start or end with a dot.</text:p>
        </text:list-item>
      </text:list>
      <text:p text:style-name="P11">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4">Every application must have a login module defined. <text:s/>Jarvis offers half a dozen login modules to handle commonly used situations. <text:s text:c="2"/>You can easily add your own by copying and modifying the supplied defaults.</text:p>
      <text:p text:style-name="P24">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7"><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587968733" text:style-name="L11">
              <text:list-item>
                <text:p text:style-name="P141">cookie <text:s text:c="2"/>- Look in the cookie (as per the 'cookie' attribute).</text:p>
              </text:list-item>
              <text:list-item>
                <text:p text:style-name="P14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8">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49302150" text:style-name="L12">
        <text:list-item>
          <text:p text:style-name="P77">Cookie-only based authentication. <text:s/>The default approach to session management is for Jarvis to store session ID's in a HTTP cookie. This cookie is returned to the client with every successful request to Jarvis. This approach:</text:p>
          <text:list>
            <text:list-item>
              <text:p text:style-name="P77">Requires no specific support by client applications. Web browsers will transfer the cookie automatically with every request.</text:p>
            </text:list-item>
            <text:list-item>
              <text:p text:style-name="P77">Allows web-browser applications to have the same session across all open windows. E.g. this allows users to open many browser tabs/windows into the application, and all of these will use the same session ID. </text:p>
            </text:list-item>
            <text:list-item>
              <text:p text:style-name="P77">Allows users to, within the session timeout, re-access web based systems without retyping their username/password.</text:p>
            </text:list-item>
          </text:list>
        </text:list-item>
        <text:list-item>
          <text:p text:style-name="P7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7">Without explicit support in the application to manage and support it, each new window or tab opened for a web-based application will require the user to log back into the application. In many situations this is highly undesirable.</text:p>
            </text:list-item>
            <text:list-item>
              <text:p text:style-name="P7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7">Jarvis will first examine the URL for the SID parameter, and then try the cookie.</text:p>
            </text:list-item>
            <text:list-item>
              <text:p text:style-name="P77">The client system can by default use cookie based SIDs, and then switch to using URL based SIDs when necessary (e.g. when the user wants a secondary login to the application).</text:p>
            </text:list-item>
            <text:list-item>
              <text:p text:style-name="P7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2405403" text:style-name="L13">
        <text:list-item>
          <text:p text:style-name="P7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39"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096922724" text:style-name="L14">
        <text:list-item>
          <text:p text:style-name="P112">ActiveDirectory.pm</text:p>
        </text:list-item>
        <text:list-item>
          <text:p text:style-name="P116">BasicAuth.pm</text:p>
        </text:list-item>
        <text:list-item>
          <text:p text:style-name="P116">Database.pm</text:p>
        </text:list-item>
        <text:list-item>
          <text:p text:style-name="P116">Adempiere.pm</text:p>
        </text:list-item>
        <text:list-item>
          <text:p text:style-name="P116">Drupal6.pm</text:p>
        </text:list-item>
        <text:list-item>
          <text:p text:style-name="P116">None.pm</text:p>
        </text:list-item>
        <text:list-item>
          <text:p text:style-name="P7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2" office:value-type="string">
            <text:p text:style-name="P14">module</text:p>
          </table:table-cell>
          <table:table-cell table:style-name="Table32.A2" office:value-type="string">
            <text:p text:style-name="P14">&lt;none&gt;</text:p>
          </table:table-cell>
          <table:table-cell table:style-name="Table32.C2" office:value-type="string">
            <text:p text:style-name="P14">Full name of the module to load, e.g. Jarvis::Login::None.</text:p>
          </table:table-cell>
        </table:table-row>
        <table:table-row table:style-name="Table32.1">
          <table:table-cell table:style-name="Table32.A2" office:value-type="string">
            <text:p text:style-name="P14">lib</text:p>
          </table:table-cell>
          <table:table-cell table:style-name="Table32.A2" office:value-type="string">
            <text:p text:style-name="P14">&lt;none&gt;</text:p>
          </table:table-cell>
          <table:table-cell table:style-name="Table32.C2" office:value-type="string">
            <text:p text:style-name="P14">Optional base library directory in which to find the module. <text:s/>Note that the "default_libs" are also searched.</text:p>
          </table:table-cell>
        </table:table-row>
        <table:table-row table:style-name="Table32.1">
          <table:table-cell table:style-name="Table32.A2" office:value-type="string">
            <text:p text:style-name="P14">parameter</text:p>
          </table:table-cell>
          <table:table-cell table:style-name="Table32.A2" office:value-type="string">
            <text:p text:style-name="P14">&lt;none&gt;</text:p>
          </table:table-cell>
          <table:table-cell table:style-name="Table32.C2" office:value-type="string">
            <text:p text:style-name="P14">One or more sub-parameters with "name" and "value" attributes.</text:p>
          </table:table-cell>
        </table:table-row>
        <table:table-row table:style-name="Table32.1">
          <table:table-cell table:style-name="Table32.A2" office:value-type="string">
            <text:p text:style-name="P14">require_post</text:p>
          </table:table-cell>
          <table:table-cell table:style-name="Table32.A2" office:value-type="string">
            <text:p text:style-name="P14">no</text:p>
          </table:table-cell>
          <table:table-cell table:style-name="Table32.C2" office:value-type="string">
            <text:p text:style-name="P14">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row table:style-name="Table8.1">
          <table:table-cell table:style-name="Table8.A2" office:value-type="string">
            <text:p text:style-name="P14">no_password</text:p>
          </table:table-cell>
          <table:table-cell table:style-name="Table8.B7" office:value-type="float" office:value="0">
            <text:p text:style-name="P14">0</text:p>
          </table:table-cell>
          <table:table-cell table:style-name="Table8.C2" office:value-type="string">
            <text:p text:style-name="P14">If set true, the module will skip the password checking.</text:p>
          </table:table-cell>
        </table:table-row>
      </table:table>
      <text:p text:style-name="P21">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dbname</text:p>
          </table:table-cell>
          <table:table-cell table:style-name="Table10.A2" office:value-type="string">
            <text:p text:style-name="P14">default</text:p>
          </table:table-cell>
          <table:table-cell table:style-name="Table10.C2" office:value-type="string">
            <text:p text:style-name="P14">The name of the database connection to use. <text:s/>Default = “default”.</text:p>
          </table:table-cell>
        </table:table-row>
        <table:table-row table:style-name="Table10.1">
          <table:table-cell table:style-name="Table10.A3" office:value-type="string">
            <text:p text:style-name="P14">user_table</text:p>
          </table:table-cell>
          <table:table-cell table:style-name="Table10.A3" office:value-type="string">
            <text:p text:style-name="P14">&lt;none&gt;</text:p>
          </table:table-cell>
          <table:table-cell table:style-name="Table10.C3" office:value-type="string">
            <text:p text:style-name="P14">Name of the database table containing username and password columns. <text:s/>Mandatory.</text:p>
          </table:table-cell>
        </table:table-row>
        <text:soft-page-break/>
        <table:table-row table:style-name="Table10.1">
          <table:table-cell table:style-name="Table10.A3" office:value-type="string">
            <text:p text:style-name="P14">user_id_column</text:p>
          </table:table-cell>
          <table:table-cell table:style-name="Table10.A3" office:value-type="string">
            <text:p text:style-name="P14">&lt;none&gt;</text:p>
          </table:table-cell>
          <table:table-cell table:style-name="Table10.C3" office:value-type="string">
            <text:p text:style-name="P14">Name of username ID column. <text:s/>Optional.</text:p>
          </table:table-cell>
        </table:table-row>
        <table:table-row table:style-name="Table10.1">
          <table:table-cell table:style-name="Table10.A3" office:value-type="string">
            <text:p text:style-name="P14">user_username_column</text:p>
          </table:table-cell>
          <table:table-cell table:style-name="Table10.A3" office:value-type="string">
            <text:p text:style-name="P14">&lt;none&gt;</text:p>
          </table:table-cell>
          <table:table-cell table:style-name="Table10.C3" office:value-type="string">
            <text:p text:style-name="P14">Name of the username column. <text:s/>Mandatory.</text:p>
          </table:table-cell>
        </table:table-row>
        <table:table-row table:style-name="Table10.1">
          <table:table-cell table:style-name="Table10.A3" office:value-type="string">
            <text:p text:style-name="P14">user_password_column</text:p>
          </table:table-cell>
          <table:table-cell table:style-name="Table10.A3" office:value-type="string">
            <text:p text:style-name="P14">&lt;none&gt;</text:p>
          </table:table-cell>
          <table:table-cell table:style-name="Table10.C3" office:value-type="string">
            <text:p text:style-name="P14">Name of the password column. <text:s/>Mandatory.</text:p>
          </table:table-cell>
        </table:table-row>
        <table:table-row table:style-name="Table10.1">
          <table:table-cell table:style-name="Table10.A3" office:value-type="string">
            <text:p text:style-name="P14">group_table</text:p>
          </table:table-cell>
          <table:table-cell table:style-name="Table10.A3" office:value-type="string">
            <text:p text:style-name="P14">&lt;none&gt;</text:p>
          </table:table-cell>
          <table:table-cell table:style-name="Table10.C3" office:value-type="string">
            <text:p text:style-name="P14">Optional group table containing username/group pairs.</text:p>
          </table:table-cell>
        </table:table-row>
        <table:table-row table:style-name="Table10.1">
          <table:table-cell table:style-name="Table10.A3" office:value-type="string">
            <text:p text:style-name="P14">group_username_column</text:p>
          </table:table-cell>
          <table:table-cell table:style-name="Table10.A3" office:value-type="string">
            <text:p text:style-name="P14">&lt;none&gt;</text:p>
          </table:table-cell>
          <table:table-cell table:style-name="Table10.C3" office:value-type="string">
            <text:p text:style-name="P14">Name of the username column in the group table.</text:p>
          </table:table-cell>
        </table:table-row>
        <table:table-row table:style-name="Table10.1">
          <table:table-cell table:style-name="Table10.A3" office:value-type="string">
            <text:p text:style-name="P14">group_group_column</text:p>
          </table:table-cell>
          <table:table-cell table:style-name="Table10.A3" office:value-type="string">
            <text:p text:style-name="P14">&lt;none&gt;</text:p>
          </table:table-cell>
          <table:table-cell table:style-name="Table10.C3" office:value-type="string">
            <text:p text:style-name="P14">Name of the group name column in the group table.</text:p>
          </table:table-cell>
        </table:table-row>
        <table:table-row table:style-name="Table10.1">
          <table:table-cell table:style-name="Table10.A3" office:value-type="string">
            <text:p text:style-name="P14">encryption</text:p>
          </table:table-cell>
          <table:table-cell table:style-name="Table10.A3" office:value-type="string">
            <text:p text:style-name="P14">none</text:p>
          </table:table-cell>
          <table:table-cell table:style-name="Table10.C3" office:value-type="string">
            <text:p text:style-name="P14">Specifies the encyption method for the password. This can be one of:</text:p>
            <text:list xml:id="list1149732699" text:style-name="L15">
              <text:list-item>
                <text:p text:style-name="P143">none – no encryption.</text:p>
              </text:list-item>
              <text:list-item>
                <text:p text:style-name="P143">md5 <text:s/>- the md5 hash algorithm is used, with optional salt.</text:p>
              </text:list-item>
              <text:list-item>
                <text:p text:style-name="P143">eksblowfish – the Eksblowfish encryption algorithm is used. Salt is hard coded to 16.</text:p>
              </text:list-item>
            </text:list>
            <text:p text:style-name="P14"/>
            <text:p text:style-name="P12"><text:span text:style-name="T10">Note: </text:span><text:span text:style-name="T3">it is strongly suggested that eksblowfish is used, for reasons outlined here:</text:span></text:p>
            <text:p text:style-name="P19"/>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4">salt_prefix_len</text:p>
          </table:table-cell>
          <table:table-cell table:style-name="Table10.A3" office:value-type="string">
            <text:p text:style-name="P14">0</text:p>
          </table:table-cell>
          <table:table-cell table:style-name="Table10.C3"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777809310" text:style-name="L16">
        <text:list-item>
          <text:p text:style-name="P113">ad_user</text:p>
        </text:list-item>
        <text:list-item>
          <text:p text:style-name="P117">ad_user_roles</text:p>
        </text:list-item>
        <text:list-item>
          <text:p text:style-name="P117">ad_role</text:p>
        </text:list-item>
        <text:list-item>
          <text:p text:style-name="P113"><text:soft-page-break/>ad_window_access</text:p>
        </text:list-item>
        <text:list-item>
          <text:p text:style-name="P117">ad_process</text:p>
        </text:list-item>
        <text:list-item>
          <text:p text:style-name="P8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dbname</text:p>
          </table:table-cell>
          <table:table-cell table:style-name="Table27.A2" office:value-type="string">
            <text:p text:style-name="P14">default</text:p>
          </table:table-cell>
          <table:table-cell table:style-name="Table27.C2" office:value-type="string">
            <text:p text:style-name="P14">The name of the database connection to use. <text:s/>Default = “default”.</text:p>
          </table:table-cell>
        </table:table-row>
        <table:table-row table:style-name="Table27.1">
          <table:table-cell table:style-name="Table27.A3" office:value-type="string">
            <text:p text:style-name="P14">client_name</text:p>
          </table:table-cell>
          <table:table-cell table:style-name="Table27.A3" office:value-type="string">
            <text:p text:style-name="P14">&lt;none&gt;</text:p>
          </table:table-cell>
          <table:table-cell table:style-name="Table27.C3" office:value-type="string">
            <text:p text:style-name="P14">Name of the single Adempiere client (table ad_client) for whom we allow login via this method. <text:s/>Mandatory.</text:p>
          </table:table-cell>
        </table:table-row>
        <table:table-row table:style-name="Table27.1">
          <table:table-cell table:style-name="Table27.A3" office:value-type="string">
            <text:p text:style-name="P14">org_name</text:p>
          </table:table-cell>
          <table:table-cell table:style-name="Table27.A3" office:value-type="string">
            <text:p text:style-name="P14">&lt;none&gt;</text:p>
          </table:table-cell>
          <table:table-cell table:style-name="Table27.C3" office:value-type="string">
            <text:p text:style-name="P14">Name of the single Adempiere organization (table ad_org) for whom we allow login via this method. <text:s/>Mandatory.</text:p>
          </table:table-cell>
        </table:table-row>
        <table:table-row table:style-name="Table27.1">
          <table:table-cell table:style-name="Table27.A3" office:value-type="string">
            <text:p text:style-name="P14">reverse_dns</text:p>
          </table:table-cell>
          <table:table-cell table:style-name="Table27.A3" office:value-type="string">
            <text:p text:style-name="P14">No</text:p>
          </table:table-cell>
          <table:table-cell table:style-name="Table27.C3"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4">relevant_groups</text:p>
          </table:table-cell>
          <table:table-cell table:style-name="Table27.A3" office:value-type="string">
            <text:p text:style-name="P14"/>
          </table:table-cell>
          <table:table-cell table:style-name="Table27.C3"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69802191" text:style-name="L17">
        <text:list-item>
          <text:p text:style-name="P118"><text:span text:style-name="T8">role-&lt;role_name&gt; <text:s text:c="6"/><text:tab/></text:span>For each active user role.</text:p>
        </text:list-item>
        <text:list-item>
          <text:p text:style-name="P118"><text:span text:style-name="T8">read-&lt;window_name&gt; <text:s text:c="5"/><text:tab/></text:span>For each active window access (read access)</text:p>
        </text:list-item>
        <text:list-item>
          <text:p text:style-name="P81"><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965385688" text:style-name="L18">
        <text:list-item>
          <text:p text:style-name="P82">Check to see if an existing, valid Drupal session cookie is defined.</text:p>
        </text:list-item>
        <text:list-item>
          <text:p text:style-name="P8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75947818" text:continue-list="list1777809310" text:style-name="L16">
        <text:list-item>
          <text:p text:style-name="P128">users</text:p>
        </text:list-item>
        <text:list-item>
          <text:p text:style-name="P8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dbname</text:p>
          </table:table-cell>
          <table:table-cell table:style-name="Table29.A2" office:value-type="string">
            <text:p text:style-name="P14">default</text:p>
          </table:table-cell>
          <table:table-cell table:style-name="Table29.C2" office:value-type="string">
            <text:p text:style-name="P14">The name of the database connection to use. <text:s/>Default = “default”.</text:p>
          </table:table-cell>
        </table:table-row>
        <table:table-row table:style-name="Table29.1">
          <table:table-cell table:style-name="Table29.A3" office:value-type="string">
            <text:p text:style-name="P14">login_type</text:p>
          </table:table-cell>
          <table:table-cell table:style-name="Table29.A3" office:value-type="string">
            <text:p text:style-name="P14">drupal</text:p>
          </table:table-cell>
          <table:table-cell table:style-name="Table29.C3" office:value-type="string">
            <text:p text:style-name="P14"><text:span text:style-name="T8">drupal</text:span> = We insist on an existing Drupal session cookie.</text:p>
            <text:p text:style-name="P14"><text:span text:style-name="T8">jarvis</text:span> = Jarvis performs session login and management.</text:p>
          </table:table-cell>
        </table:table-row>
        <table:table-row table:style-name="Table29.1">
          <table:table-cell table:style-name="Table29.A3" office:value-type="string">
            <text:p text:style-name="P14">admin_only</text:p>
          </table:table-cell>
          <table:table-cell table:style-name="Table29.A3" office:value-type="string">
            <text:p text:style-name="P14">no</text:p>
          </table:table-cell>
          <table:table-cell table:style-name="Table29.C3" office:value-type="string">
            <text:p text:style-name="P14">Is the user required to be the primary administrator (uid = 1).</text:p>
          </table:table-cell>
        </table:table-row>
        <table:table-row table:style-name="Table29.1">
          <table:table-cell table:style-name="Table29.A3" office:value-type="string">
            <text:p text:style-name="P14">admin_group</text:p>
          </table:table-cell>
          <table:table-cell table:style-name="Table29.A3" office:value-type="string">
            <text:p text:style-name="P14">admin</text:p>
          </table:table-cell>
          <table:table-cell table:style-name="Table29.C3" office:value-type="string">
            <text:p text:style-name="P14">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589159530" text:style-name="L19">
        <text:list-item>
          <text:p text:style-name="P119"><text:span text:style-name="T8">&lt;admin_group&gt;<text:tab/> <text:s text:c="6"/><text:tab/></text:span><text:span text:style-name="T4">For the user with uid = 1.</text:span></text:p>
        </text:list-item>
        <text:list-item>
          <text:p text:style-name="P83"><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11543996" text:style-name="L20">
        <text:list-item>
          <text:p text:style-name="P84">Remote (client) IP address match, and/or</text:p>
        </text:list-item>
        <text:list-item>
          <text:p text:style-name="P84">Client must supply username and password, and/or</text:p>
        </text:list-item>
        <text:list-item>
          <text:p text:style-name="P8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39" text:outline-level="1">Special Datasets &amp; Jarvis Login</text:h>
      <text:h text:style-name="Heading_20_2" text:outline-level="2">Jarvis URLs</text:h>
      <text:p text:style-name="Text_20_body">Now let's consider how to access Jarvis. <text:s/>The following examples assume that:</text:p>
      <text:list xml:id="list1441510407" text:style-name="L21">
        <text:list-item>
          <text:p text:style-name="P120">Jarvis has been installed/configured as above, and is available via the web-server.</text:p>
        </text:list-item>
        <text:list-item>
          <text:p text:style-name="P120">The demo.xml file has been soft linked or copied into the Jarvis "etc" directory.</text:p>
        </text:list-item>
        <text:list-item>
          <text:p text:style-name="P120">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075377160" text:style-name="L22">
        <text:list-item>
          <text:p text:style-name="P85">“username”</text:p>
        </text:list-item>
        <text:list-item>
          <text:p text:style-name="P8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3">The calling application should invoke the “__status” dataset to ensure that the user is logged-in, and log them in if required.</text:p>
      <text:p text:style-name="Heading_20_4"><text:soft-page-break/>No Such Dataset</text:p>
      <text:p text:style-name="P2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859111867" text:style-name="L23">
        <text:list-item>
          <text:p text:style-name="P86">Internal configuration problem – bad server-side XML configuration (main or dataset).</text:p>
        </text:list-item>
        <text:list-item>
          <text:p text:style-name="P86">Database connection problem.</text:p>
        </text:list-item>
        <text:list-item>
          <text:p text:style-name="P86">Request body is malformed JSON or XML.</text:p>
        </text:list-item>
        <text:list-item>
          <text:p text:style-name="P86">Missing mandatory parameter in request.</text:p>
        </text:list-item>
        <text:list-item>
          <text:p text:style-name="P86">Any other fatal problem.</text:p>
        </text:list-item>
        <text:list-item>
          <text:p text:style-name="P86">Configured SQL statement in dataset definition is not valid.</text:p>
        </text:list-item>
        <text:list-item>
          <text:p text:style-name="P86">Invalid value for select parameter.</text:p>
        </text:list-item>
      </text:list>
      <text:p text:style-name="Heading_20_4">Store Errors</text:p>
      <text:p text:style-name="P23">Store errors are errors related to the actual user-supplied data values being rejected by the database. <text:s/>These occur when Jarvis cannot insert/update/delete data due to primary key, foreign key, unique constraints or bad type.</text:p>
      <text:p text:style-name="P23">In such cases, a “200 Success” result is returned, but the “success” attribute in the returned JSON or XML will indicate the failure, and a “message” parameter will indicate the reasons.</text:p>
      <text:p text:style-name="Text_20_body"/>
      <text:h text:style-name="P139"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36">http://localhost/jarvis-agent/demo/boat_class</text:p>
      <text:p text:style-name="Text_20_body"/>
      <text:p text:style-name="Text_20_body">The JSON format response for a data fetch is wrapped in an outer object. <text:s/></text:p>
      <text:list xml:id="list922842515" text:style-name="L24">
        <text:list-item>
          <text:p text:style-name="P87">The returned tuples are contained in an array with object key “data”.</text:p>
        </text:list-item>
        <text:list-item>
          <text:p text:style-name="P8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21">Table <text:sequence text:ref-name="refTable14" text:name="Table" text:formula="ooow:Table+1" style:num-format="1">15</text:sequence>: Dataset Fetch Top-Level Attributes</text:p>
      <text:h text:style-name="P151" text:outline-level="2">Format = json.array </text:h>
      <text:p text:style-name="Text_20_body">The JSON Array format response for a data fetch is wrapped in an outer object. <text:s/></text:p>
      <text:list xml:id="list1118146875" text:continue-numbering="true" text:style-name="L24">
        <text:list-item>
          <text:p text:style-name="P87">The returned tuples are contained in an array with object key “data”.</text:p>
        </text:list-item>
        <text:list-item>
          <text:p text:style-name="P87">Each tuple is represented as an array.</text:p>
        </text:list-item>
        <text:list-item>
          <text:p text:style-name="P87">The column names are given separately </text:p>
        </text:list-item>
        <text:list-item>
          <text:p text:style-name="P87">The order of the array elements for each tuple matches the given column order.</text:p>
        </text:list-item>
        <text:list-item>
          <text:p text:style-name="P87">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779758063" text:continue-numbering="true" text:style-name="L24">
        <text:list-item>
          <text:p text:style-name="P87">The returned tuples are contained in a “data” element.</text:p>
        </text:list-item>
        <text:list-item>
          <text:p text:style-name="P87">Each tuple is represented as a “row” element.</text:p>
        </text:list-item>
        <text:list-item>
          <text:p text:style-name="P87">Fields are specified as attributes of the “row” element.</text:p>
        </text:list-item>
      </text:list>
      <text:p text:style-name="P40"><text:soft-page-break/>Consider the following request:</text:p>
      <text:p text:style-name="Code">http://localhost/jarvis-agent/demo/boat_class?format=xml</text:p>
      <text:p text:style-name="Text_20_body"/>
      <text:p text:style-name="P40">The returned content in XML is:</text:p>
      <text:p text:style-name="P5">&lt;?xml version="1.0" encoding="iso-8859-1" ?&gt;</text:p>
      <text:p text:style-name="P41">&lt;?meta name="GENERATOR" content="XML::Smart/1.6.9 Perl/5.010000 [linux]" ?&gt;</text:p>
      <text:p text:style-name="P41">&lt;response logged_in="1" username="admin" error_string="" </text:p>
      <text:p text:style-name="P41"><text:s text:c="4"/>group_list="admin" fetched="2" returned="2"&gt;</text:p>
      <text:p text:style-name="P41"><text:s text:c="2"/>&lt;data&gt;</text:p>
      <text:p text:style-name="P41"><text:s text:c="4"/>&lt;row active="Y" class="Makkleson" </text:p>
      <text:p text:style-name="P41"><text:s text:c="8"/>description="Suitable for infants and those of timid heart." id="6"/&gt;</text:p>
      <text:p text:style-name="P41"><text:s text:c="4"/>&lt;row active="N" class="X Class" </text:p>
      <text:p text:style-name="P41"><text:s text:c="8"/>description="Product of a deranged mind." id="4"/&gt;</text:p>
      <text:p text:style-name="P41"><text:s text:c="2"/>&lt;/data&gt;</text:p>
      <text:p text:style-name="P41">&lt;/response&gt;</text:p>
      <text:h text:style-name="Heading_20_2" text:outline-level="2">Format = xml.array</text:h>
      <text:p text:style-name="Text_20_body">The XML Array format response for a data fetch is wrapped in an outer object. <text:s/></text:p>
      <text:list xml:id="list2046837519" text:continue-numbering="true" text:style-name="L24">
        <text:list-item>
          <text:p text:style-name="P87">The returned tuples are contained in a &lt;data&gt; element.</text:p>
        </text:list-item>
        <text:list-item>
          <text:p text:style-name="P87">Each tuple is represented as a &lt;row&gt; element.</text:p>
        </text:list-item>
        <text:list-item>
          <text:p text:style-name="P87">Fields are given in &lt;column&gt; elements within each row.</text:p>
        </text:list-item>
      </text:list>
      <text:p text:style-name="P40">Consider the following request:</text:p>
      <text:p text:style-name="Code">http://localhost/jarvis-agent/demo/boat_class?format=xml.array</text:p>
      <text:p text:style-name="Text_20_body"/>
      <text:p text:style-name="P40">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27">The CSV format response for a data fetch is “standard” CSV encoding with a header row.</text:p>
      <text:list xml:id="list330828951" text:continue-numbering="true" text:style-name="L24">
        <text:list-item>
          <text:p text:style-name="P87">The header row gives column names.</text:p>
        </text:list-item>
        <text:list-item>
          <text:p text:style-name="P87">Fields are separated by commas.</text:p>
        </text:list-item>
        <text:list-item>
          <text:p text:style-name="P87">Strings containing spaces or special characters are in double quotes.</text:p>
        </text:list-item>
        <text:list-item>
          <text:p text:style-name="P87">Multi-line strings are supported, a newline character is used.</text:p>
        </text:list-item>
      </text:list>
      <text:p text:style-name="P40">Consider the following request:</text:p>
      <text:p text:style-name="Code">http://localhost/jarvis-agent/demo/boat_class?format=csv</text:p>
      <text:p text:style-name="Text_20_body"/>
      <text:p text:style-name="P40">The returned content in CSV format is:</text:p>
      <text:p text:style-name="Code">active,class,description,id</text:p>
      <text:p text:style-name="Code">Y,Makkleson,"Suitable for infants and those of timid heart.",1</text:p>
      <text:p text:style-name="Code">N,"X Class","Product of a deranged mind.",2</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730325876" text:style-name="L44">
        <text:list-item>
          <text:p text:style-name="P101">On fetch, any NULL value in the database is represented as a zero length string.</text:p>
        </text:list-item>
        <text:list-item>
          <text:p text:style-name="P101">On store, leading and trailing white space should be removed before saving to database.</text:p>
        </text:list-item>
        <text:list-item>
          <text:p text:style-name="P10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107840529" text:style-name="L45">
        <text:list-item>
          <text:p text:style-name="P102">&lt;hook&gt; call to a Perl module for additional processing on each request.</text:p>
        </text:list-item>
        <text:list-item>
          <text:p text:style-name="P102">&lt;before&gt; execute an SQL statement once before any store requests are performed.</text:p>
        </text:list-item>
        <text:list-item>
          <text:p text:style-name="P102">&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dbname</text:p>
          </table:table-cell>
          <table:table-cell table:style-name="Table13.B2" office:value-type="string">
            <text:p text:style-name="P14">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42">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42">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42">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P130"/>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text:soft-page-break/>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813055965" text:style-name="L46">
        <text:list-item>
          <text:p text:style-name="P103">upper/lower-case a-z</text:p>
        </text:list-item>
        <text:list-item>
          <text:p text:style-name="P103">digits 0-9</text:p>
        </text:list-item>
        <text:list-item>
          <text:p text:style-name="P10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761793152" text:style-name="L25">
        <text:list-item>
          <text:p text:style-name="P88">CGI GET parameters in the URL suffix “/&lt;app&gt;/&lt;ds&gt;?param=value&amp;param2=another”.</text:p>
        </text:list-item>
        <text:list-item>
          <text:p text:style-name="P88">XML or JSON parameters in the “application/json” or “application/xml” request body.</text:p>
        </text:list-item>
        <text:list-item>
          <text:p text:style-name="P88">RESTful parameters in the URL suffix “/&lt;app&gt;/&lt;ds&gt;/p1/p2”.</text:p>
        </text:list-item>
        <text:list-item>
          <text:p text:style-name="P88">Jarvis-Supplied default user parameters (from “default_parameters” configuration).</text:p>
        </text:list-item>
      </text:list>
      <text:p text:style-name="Text_20_body">Secure Parameters:</text:p>
      <text:list xml:id="list1406557977" text:continue-numbering="true" text:style-name="L25">
        <text:list-item>
          <text:p text:style-name="P88">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34">Consider the following query.</text:p>
      <text:p text:style-name="P138">&lt;dataset read="*" write="*"&gt;</text:p>
      <text:p text:style-name="P138"><text:s text:c="4"/>&lt;select&gt;</text:p>
      <text:p text:style-name="P138">SELECT id, class, active FROM boat_class</text:p>
      <text:p text:style-name="P138">WHERE ({$1|class_name}::text IS NULL) OR class ~ {$1|class_name}</text:p>
      <text:p text:style-name="P138">ORDER BY class</text:p>
      <text:p text:style-name="P13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text:soft-page-break/></text:p>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405728033" text:style-name="L26">
        <text:list-item>
          <text:p text:style-name="P114"><text:soft-page-break/>my(param)</text:p>
        </text:list-item>
        <text:list-item>
          <text:p text:style-name="P121">__my_param</text:p>
        </text:list-item>
        <text:list-item>
          <text:p text:style-name="P121">_1param</text:p>
        </text:list-item>
        <text:list-item>
          <text:p text:style-name="P8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Text_20_body">In addition, safe parameters may come from the following other sources:</text:p>
      <text:list xml:id="list1298957558" text:style-name="L47">
        <text:list-item>
          <text:p text:style-name="P104">Login modules may define additional safe parameters, e.g. {$__user_id}.</text:p>
        </text:list-item>
        <text:list-item>
          <text:p text:style-name="P104">Hooks may define additional safe parameters.</text:p>
        </text:list-item>
        <text:list-item>
          <text:p text:style-name="P104">Default Parameters defined in the application config file may be safe parameters.</text:p>
        </text:list-item>
      </text:list>
      <text:p text:style-name="P23">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6">&lt;/dataset&gt;</text:p>
      <text:h text:style-name="Heading_20_2" text:outline-level="2">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487653545" text:style-name="L51">
        <text:list-item>
          <text:p text:style-name="P107">To sort by two or more columns. <text:s/>The built-in mechanism supports only one.</text:p>
        </text:list-item>
        <text:list-item>
          <text:p text:style-name="P107"><text:soft-page-break/>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73911480" text:style-name="L28">
        <text:list-item>
          <text:p text:style-name="P90">By default, if the parameter value is an integer or floating point, it is unquoted. <text:s/>Exponential numbers will be recognized as numbers.</text:p>
        </text:list-item>
        <text:list-item>
          <text:p text:style-name="P90">Otherwise the parameter is quoted using the DBI database handle $dbh-&gt;quote(...) method appropriate for this database. <text:s/>According to the DBI documentation, this is safe from SQL injection.</text:p>
        </text:list-item>
        <text:list-item>
          <text:p text:style-name="P90">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90">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2">Attribute</text:p>
          </table:table-cell>
          <table:table-cell table:style-name="Table35.B1" office:value-type="string">
            <text:p text:style-name="P12">Notes</text:p>
          </table:table-cell>
        </table:table-row>
        <table:table-row table:style-name="Table35.1">
          <table:table-cell table:style-name="Table35.A2" office:value-type="string">
            <text:p text:style-name="P14">dbname</text:p>
          </table:table-cell>
          <table:table-cell table:style-name="Table35.B2" office:value-type="string">
            <text:p text:style-name="P14">Specify which database connection should be used for fetching and storing this dataset. <text:s/>By default, the database named “default” (of type “sdp”) is used for executing the set.</text:p>
            <text:p text:style-name="P14"/>
            <text:p text:style-name="P14">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4">read</text:p>
          </table:table-cell>
          <table:table-cell table:style-name="Table35.B2" office:value-type="string">
            <text:p text:style-name="P14">Identical to DBI datasets. <text:s/>Access control identifiers are also identical.</text:p>
          </table:table-cell>
        </table:table-row>
        <table:table-row table:style-name="Table35.1">
          <table:table-cell table:style-name="Table35.A2" office:value-type="string">
            <text:p text:style-name="P14">write</text:p>
          </table:table-cell>
          <table:table-cell table:style-name="Table35.B2" office:value-type="string">
            <text:p text:style-name="P42">Identical to DBI datasets. <text:s/>Access control identifiers are also identical.</text:p>
          </table:table-cell>
        </table:table-row>
        <table:table-row table:style-name="Table35.1">
          <table:table-cell table:style-name="Table35.A2" office:value-type="string">
            <text:p text:style-name="P14">debug</text:p>
          </table:table-cell>
          <table:table-cell table:style-name="Table35.B2" office:value-type="string">
            <text:p text:style-name="P42">Identical to DBI datasets.</text:p>
          </table:table-cell>
        </table:table-row>
        <table:table-row table:style-name="Table35.1">
          <table:table-cell table:style-name="Table35.A2" office:value-type="string">
            <text:p text:style-name="P14">dump</text:p>
          </table:table-cell>
          <table:table-cell table:style-name="Table35.B2" office:value-type="string">
            <text:p text:style-name="P42">Identical to DBI datasets.</text:p>
          </table:table-cell>
        </table:table-row>
      </table:table>
      <text:p text:style-name="P21">Table <text:sequence text:ref-name="refTable2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2">Element</text:p>
            </table:table-cell>
            <table:table-cell table:style-name="Table34.B1" office:value-type="string">
              <text:p text:style-name="P12">Notes</text:p>
            </table:table-cell>
          </table:table-row>
        </table:table-header-rows>
        <table:table-row table:style-name="Table34.1">
          <table:table-cell table:style-name="Table34.A2" office:value-type="string">
            <text:p text:style-name="P14">transform</text:p>
          </table:table-cell>
          <table:table-cell table:style-name="Table34.B2" office:value-type="string">
            <text:p text:style-name="P42">Identical to DBI datasets.</text:p>
          </table:table-cell>
        </table:table-row>
        <table:table-row table:style-name="Table34.1">
          <table:table-cell table:style-name="Table34.A2" office:value-type="string">
            <text:p text:style-name="P14">hook</text:p>
          </table:table-cell>
          <table:table-cell table:style-name="Table34.B2" office:value-type="string">
            <text:p text:style-name="P42">Identical to DBI datasets.</text:p>
          </table:table-cell>
        </table:table-row>
        <table:table-row table:style-name="Table34.1">
          <table:table-cell table:style-name="Table34.A2" office:value-type="string">
            <text:p text:style-name="P14">mdx</text:p>
          </table:table-cell>
          <table:table-cell table:style-name="Table34.B2" office:value-type="string">
            <text:p text:style-name="P14">MDX to execute when dataset is invoked with the http GET request method.</text:p>
          </table:table-cell>
        </table:table-row>
      </table:table>
      <text:p text:style-name="P21">Table <text:sequence text:ref-name="refTable28"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661192368" text:style-name="L53">
        <text:list-item>
          <text:p text:style-name="P108">Client Parameters (REST, Query, POST parameters).</text:p>
        </text:list-item>
        <text:list-item>
          <text:p text:style-name="P108">Server Parameters (Safe parameters, Default parameters).</text:p>
        </text:list-item>
        <text:list-item>
          <text:p text:style-name="P108">Parameter Fallback.</text:p>
        </text:list-item>
      </text:list>
      <text:p text:style-name="Text_20_body">However, since the SOAP mechanism does not support binding, the are some key differences in the parameter handling:</text:p>
      <text:list xml:id="list1987063877" text:style-name="L48">
        <text:list-item>
          <text:p text:style-name="P105">All SDP parameter substitution is textual substitution. <text:s/>Always.</text:p>
        </text:list-item>
        <text:list-item>
          <text:p text:style-name="P105">The {$parameter} or [$parameter] forms for MDX query parameters are identical.</text:p>
        </text:list-item>
        <text:list-item>
          <text:p text:style-name="P105">The “:quote” and “:noquote” flags are not supported.</text:p>
        </text:list-item>
        <text:list-item>
          <text:p text:style-name="P105">The “:string” and “:bracket”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240661328" text:style-name="L49">
        <text:list-item>
          <text:p text:style-name="P106">Any client-supplied “]” character is replaced with “]]”.</text:p>
        </text:list-item>
      </text:list>
      <text:p text:style-name="Text_20_body">The “:string” flag is intended for use when the MDX parameter is to be expanded within the context of double quotes:</text:p>
      <text:list xml:id="list1048867714" text:continue-numbering="true" text:style-name="L49">
        <text:list-item>
          <text:p text:style-name="P106">Any client-supplied “\” character is replaced with “\\”.</text:p>
        </text:list-item>
        <text:list-item>
          <text:p text:style-name="P106">Any client-supplied <text:span text:style-name="T8">double-quote</text:span> is replaced with <text:span text:style-name="T8">backslash double-quote</text:span>.</text:p>
        </text:list-item>
      </text:list>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139"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5">Overall success of the modification request. <text:s/>Success = 1 if the update succeeded or 0 if the update failed.</text:p>
            <text:p text:style-name="P35">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47503770" text:style-name="L29">
        <text:list-item>
          <text:p text:style-name="P122">Begin transaction.</text:p>
        </text:list-item>
        <text:list-item>
          <text:p text:style-name="P122">Perform “before” SQL (if configured for this dataset).</text:p>
        </text:list-item>
        <text:list-item>
          <text:p text:style-name="P122">Perform the one single or one-or-more array modifications in the request body.</text:p>
        </text:list-item>
        <text:list-item>
          <text:p text:style-name="P122">Perform “after” SQL (if configured for this dataset).</text:p>
        </text:list-item>
        <text:list-item>
          <text:p text:style-name="P91">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816577562" text:style-name="L30">
        <text:list-item>
          <text:p text:style-name="P92">For “fetch” statements in a dataset (i.e. the &lt;select&gt; attributes), no explicit transaction is performed.</text:p>
        </text:list-item>
        <text:list-item>
          <text:p text:style-name="P92">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618919940" text:style-name="L31">
        <text:list-item>
          <text:p text:style-name="P115">Even though the first modification succeeded, it was rolled back.</text:p>
        </text:list-item>
        <text:list-item>
          <text:p text:style-name="P123">The first failing error message is shown.</text:p>
        </text:list-item>
        <text:list-item>
          <text:p text:style-name="P93">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row table:style-name="Table23.1">
          <table:table-cell table:style-name="Table23.A2" office:value-type="string">
            <text:p text:style-name="P14">word2html</text:p>
          </table:table-cell>
          <table:table-cell table:style-name="Table23.B2" office:value-type="string">
            <text:p text:style-name="P14">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4</text:sequence>: Transformation keywords for “store” and “fetch”</text:p>
      <text:h text:style-name="P139"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2068222333" text:style-name="L32">
        <text:list-item>
          <text:p text:style-name="P94">Does not apply to Exec or Plugin or Special datasets.</text:p>
        </text:list-item>
        <text:list-item>
          <text:p text:style-name="P94">Does apply to both DBI and SDP datasets.</text:p>
        </text:list-item>
        <text:list-item>
          <text:p text:style-name="P94">Is for “fetch” (select or mdx) requests only.</text:p>
        </text:list-item>
        <text:list-item>
          <text:p text:style-name="P94">Is supported for format = json, json.array, xml, xml.array.</text:p>
        </text:list-item>
        <text:list-item>
          <text:p text:style-name="P94">Is not supported for format = csv.</text:p>
        </text:list-item>
        <text:list-item>
          <text:p text:style-name="P94">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9"/>
      <text:p text:style-name="P39">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9"/>
      <text:p text:style-name="P39">When using the “xml.array” format, the nested object for each dataset is modified accordingly.</text:p>
      <text:p text:style-name="P53"/>
      <text:h text:style-name="P139"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mime_type</text:p>
          </table:table-cell>
          <table:table-cell table:style-name="Table6.A2" office:value-type="string">
            <text:p text:style-name="P14">&lt;none&gt;</text:p>
          </table:table-cell>
          <table:table-cell table:style-name="Table6.C2" office:value-type="string">
            <text:p text:style-name="P14">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4">debug</text:p>
          </table:table-cell>
          <table:table-cell table:style-name="Table6.A2" office:value-type="string">
            <text:p text:style-name="P14">&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4">dump</text:p>
          </table:table-cell>
          <table:table-cell table:style-name="Table6.A2" office:value-type="string">
            <text:p text:style-name="P14">&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3">Mechanism</text:p>
          </table:table-cell>
          <table:table-cell table:style-name="Table26.B1" office:value-type="string">
            <text:p text:style-name="P43">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8">When the execution is complete, Jarvis will loop through this file and stream the contents back to the client. <text:s/>If configured, Jarvis will add headers derived from the filename parameter.</text:p>
            <text:p text:style-name="P18"/>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21">Table <text:sequence text:ref-name="refTable23"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344277024" text:style-name="L33">
        <text:list-item>
          <text:p text:style-name="P9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5">Any RESTful parameters specified in the URI. <text:s/>These are passed as “p1”, “p2”, etc.</text:p>
        </text:list-item>
        <text:list-item>
          <text:p text:style-name="P95">The parameter __dataset is given as the client-supplied dataset given to Jarvis which invoked this exec request.</text:p>
        </text:list-item>
        <text:list-item>
          <text:p text:style-name="P95">The parameter __tmpfile is given if use_tmpfile is configured for this exec.</text:p>
        </text:list-item>
        <text:list-item>
          <text:p text:style-name="P95">The Jarvis secure parameters beginning with double-underscore. <text:s/>These include __username, __group_list, etc.</text:p>
        </text:list-item>
        <text:list-item>
          <text:p text:style-name="P9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3">The exec process should write its output to standard output. <text:s/>If “add_headers” is “no” then the <text:soft-page-break/>program is also responsible for writing HTTP headers and a blank line before beginning output.</text:p>
      <text:p text:style-name="P23">If <text:s/>“add_headers” is “yes” then Jarvis will add the content type headers. <text:s/>In addition, Jarvis can add a Content-Disposition header if you supply the “default_filename” and “filename_parameter” parameters.</text:p>
      <text:p text:style-name="P2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3">Exec output may include binary data. <text:s/>For a practical example, see the “png” exec in demo.xml.</text:p>
      <text:h text:style-name="P139"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4">debug</text:p>
          </table:table-cell>
          <table:table-cell table:style-name="Table7.A2" office:value-type="string">
            <text:p text:style-name="P14">&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4">dump</text:p>
          </table:table-cell>
          <table:table-cell table:style-name="Table7.A2" office:value-type="string">
            <text:p text:style-name="P14">&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7</text:sequence>: Plugin Configuration Attributes</text:p>
      <text:h text:style-name="Heading_20_2" text:outline-level="2">Example Plugin</text:h>
      <text:p text:style-name="P26">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6"/>
      <text:p text:style-name="P26">The source of the sample “Demo.pm” file is as follows:</text:p>
      <text:p text:style-name="P9">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6"/>
      <text:p text:style-name="P26">This demonstrates:</text:p>
      <text:list xml:id="list319311004" text:style-name="L34">
        <text:list-item>
          <text:p text:style-name="P126">Using the Jarvis debug methods.</text:p>
        </text:list-item>
        <text:list-item>
          <text:p text:style-name="P126">Accessing the Jarvis Config “jconfig” object.</text:p>
        </text:list-item>
        <text:list-item>
          <text:p text:style-name="P126">Accessing the static configured plugin parameters.</text:p>
        </text:list-item>
        <text:list-item>
          <text:p text:style-name="P96">Accessing the Jarvis-supplied database connection.</text:p>
        </text:list-item>
      </text:list>
      <text:p text:style-name="P26">Accessing this plugin via the following URL:</text:p>
      <text:p text:style-name="Code">http://localhost/jarvis-agent/demo/Plug/rest1/rest2/?myval=test</text:p>
      <text:p text:style-name="P26"/>
      <text:p text:style-name="P26">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6"/>
      <text:h text:style-name="Heading_20_2" text:outline-level="2">Output &amp; Headers</text:h>
      <text:p text:style-name="P26">Jarvis offers support for “add_headers”, “filename_parameter” and “default_parameter” handling for “plugin” datasets identical to “exec” datasets.</text:p>
      <text:h text:style-name="Heading_20_2" text:outline-level="2">Exception Handling</text:h>
      <text:p text:style-name="P26">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39"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H"/>
        <table:table-row>
          <table:table-cell table:style-name="Table36.A1" office:value-type="string">
            <text:p text:style-name="P146">Hook</text:p>
          </table:table-cell>
          <table:table-cell table:style-name="Table36.B1" office:value-type="string">
            <text:p text:style-name="P147">__status</text:p>
          </table:table-cell>
          <table:table-cell table:style-name="Table36.B1" office:value-type="string">
            <text:p text:style-name="P147">__habitat</text:p>
          </table:table-cell>
          <table:table-cell table:style-name="Table36.B1" office:value-type="string">
            <text:p text:style-name="P147">__login</text:p>
          </table:table-cell>
          <table:table-cell table:style-name="Table36.B1" office:value-type="string">
            <text:p text:style-name="P147">__logout</text:p>
          </table:table-cell>
          <table:table-cell table:style-name="Table36.B1" office:value-type="string">
            <text:p text:style-name="P147">Exec</text:p>
          </table:table-cell>
          <table:table-cell table:style-name="Table36.B1" office:value-type="string">
            <text:p text:style-name="P147">Plugin</text:p>
          </table:table-cell>
          <table:table-cell table:style-name="Table36.B1" office:value-type="string">
            <text:p text:style-name="P147">DBI Fetch</text:p>
          </table:table-cell>
          <table:table-cell table:style-name="Table36.B1" office:value-type="string">
            <text:p text:style-name="P147">SDP Fetch</text:p>
          </table:table-cell>
          <table:table-cell table:style-name="Table36.J1" office:value-type="string">
            <text:p text:style-name="P147">DBI Store</text:p>
          </table:table-cell>
        </table:table-row>
        <table:table-row>
          <table:table-cell table:style-name="Table36.A2" office:value-type="string">
            <text:p text:style-name="Table_20_Contents">start</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P13">YES</text:p>
          </table:table-cell>
        </table:table-row>
        <table:table-row>
          <table:table-cell table:style-name="Table36.A2" office:value-type="string">
            <text:p text:style-name="Table_20_Contents">after_login</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P13">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return_status</text:p>
          </table:table-cell>
          <table:table-cell table:style-name="Table36.A2" office:value-type="string">
            <text:p text:style-name="P13">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finish</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P13">YES</text:p>
          </table:table-cell>
        </table:table-row>
      </table:table>
      <text:p text:style-name="Text_20_body"/>
      <text:p text:style-name="Text_20_body">Note that the “after_login” hook is only actually called when:</text:p>
      <text:list xml:id="list684755151" text:style-name="L57">
        <text:list-item>
          <text:p text:style-name="P110">The client did not provide a valid session ID.</text:p>
        </text:list-item>
        <text:list-item>
          <text:p text:style-name="P110">The client did provide enough information to be logged-in during this request.</text:p>
        </text:list-item>
      </text:list>
      <text:p text:style-name="P111">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017662541" text:style-name="L35">
              <text:list-item>
                <text:p text:style-name="P124">$jconfig, </text:p>
              </text:list-item>
              <text:list-item>
                <text:p text:style-name="P97"><text:soft-page-break/>$hook_parameters_href</text:p>
              </text:list-item>
            </text:list>
            <text:p text:style-name="P23">The $jconfig is the standard Jarvis configuration object. <text:s/>The hook may modify this object.</text:p>
            <text:p text:style-name="P23">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2057655012" text:continue-numbering="true" text:style-name="L35">
              <text:list-item>
                <text:p text:style-name="P124">$jconfig, </text:p>
              </text:list-item>
              <text:list-item>
                <text:p text:style-name="P124">$hook_parameters_href</text:p>
              </text:list-item>
              <text:list-item>
                <text:p text:style-name="P97">$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3">This hook is called after Jarvis has loaded the dataset configuration and processed all REST args. <text:s/>It is called after the transaction begins.</text:p>
            <text:p text:style-name="P23">It is called before invoking the &lt;before&gt; SQL statement in the dataset XML file. <text:s/>It is called even if there is no &lt;before&gt; SQL statement.</text:p>
            <text:p text:style-name="P23">Args are:</text:p>
            <text:list xml:id="list1443255120" text:continue-numbering="true" text:style-name="L35">
              <text:list-item>
                <text:p text:style-name="P124">$jconfig</text:p>
              </text:list-item>
              <text:list-item>
                <text:p text:style-name="P125">$hook_parameters_href</text:p>
              </text:list-item>
              <text:list-item>
                <text:p text:style-name="P125">$dsxml</text:p>
              </text:list-item>
              <text:list-item>
                <text:p text:style-name="P125">$rest_args_href</text:p>
              </text:list-item>
              <text:list-item>
                <text:p text:style-name="P67">$fields_aref</text:p>
              </text:list-item>
            </text:list>
            <text:p text:style-name="P23">The $dsxml is an XML::Smart object for the dataset's XML config.</text:p>
            <text:p text:style-name="P23">The $rest_args_href is the hash of safe variables and REST args to be given to the &lt;before&gt; statement. <text:s/>The hook code may change this hash. <text:s/>Changes will affect only the &lt;before&gt; SQL.</text:p>
            <text:p text:style-name="P23">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3">This hook is called after Jarvis has assembled all parameters in order to execute a single insert/update/delete statement. <text:s/></text:p>
            <text:p text:style-name="P23">It is invoked before the actual execution of the row modification SQL.</text:p>
            <text:p text:style-name="P23"><text:soft-page-break/>Args are:</text:p>
            <text:list xml:id="list2108919004" text:continue-numbering="true" text:style-name="L35">
              <text:list-item>
                <text:p text:style-name="P124">$jconfig</text:p>
              </text:list-item>
              <text:list-item>
                <text:p text:style-name="P125">$hook_parameters_href</text:p>
              </text:list-item>
              <text:list-item>
                <text:p text:style-name="P125">$dsxml</text:p>
              </text:list-item>
              <text:list-item>
                <text:p text:style-name="P67">$sql_params_href</text:p>
              </text:list-item>
            </text:list>
            <text:p text:style-name="P23">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3">This hook is called after Jarvis has executed a single insert/update/delete statement. <text:s/>It is called after any returning row result has been fetched.</text:p>
            <text:p text:style-name="P23">Args are:</text:p>
            <text:list xml:id="list432593789" text:continue-numbering="true" text:style-name="L35">
              <text:list-item>
                <text:p text:style-name="P124">$jconfig</text:p>
              </text:list-item>
              <text:list-item>
                <text:p text:style-name="P125">$hook_parameters_href</text:p>
              </text:list-item>
              <text:list-item>
                <text:p text:style-name="P125">$dsxml</text:p>
              </text:list-item>
              <text:list-item>
                <text:p text:style-name="P125">$sql_params_href</text:p>
              </text:list-item>
              <text:list-item>
                <text:p text:style-name="P67">$row_result_href</text:p>
              </text:list-item>
            </text:list>
            <text:p text:style-name="P23">The $sql_params_href is the hash of variables previously bound to the single SQL row update. <text:s/>Changing this hash will have no effect.</text:p>
            <text:p text:style-name="P23">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3">This hook is called after invoking the &lt;after&gt; SQL statement in the dataset XML file. <text:s/>It is called even if there is no &lt;after&gt; SQL statement. <text:s/>The transaction is not yet committed.</text:p>
            <text:p text:style-name="P23">Args are:</text:p>
            <text:list xml:id="list1381803643" text:continue-numbering="true" text:style-name="L35">
              <text:list-item>
                <text:p text:style-name="P124">$jconfig</text:p>
              </text:list-item>
              <text:list-item>
                <text:p text:style-name="P125">$hook_parameters_href</text:p>
              </text:list-item>
              <text:list-item>
                <text:p text:style-name="P125">$dsxml</text:p>
              </text:list-item>
              <text:list-item>
                <text:p text:style-name="P125">$rest_args_href</text:p>
              </text:list-item>
              <text:list-item>
                <text:p text:style-name="P125">$fields_aref</text:p>
              </text:list-item>
              <text:list-item>
                <text:p text:style-name="P67">$results_aref</text:p>
              </text:list-item>
            </text:list>
            <text:p text:style-name="P23">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3">This hook is called only for "__status" requests. <text:s/>It is called just before the status result is encoded to JSON/XML. <text:s/>The hook may do one or more of the following:</text:p>
            <text:list xml:id="list2151495926" text:style-name="L36">
              <text:list-item>
                <text:p text:style-name="P68">Add some extra root level parameters (by modifying $extra_href)</text:p>
              </text:list-item>
              <text:list-item>
                <text:p text:style-name="P68">Perform a custom encoding into text (by setting $return_text)</text:p>
              </text:list-item>
            </text:list>
            <text:p text:style-name="P23">Args are:</text:p>
            <text:list xml:id="list906438028" text:continue-list="list1381803643" text:style-name="L35">
              <text:list-item>
                <text:p text:style-name="P124"><text:soft-page-break/>$jconfig</text:p>
              </text:list-item>
              <text:list-item>
                <text:p text:style-name="P125">$hook_parameters_href</text:p>
              </text:list-item>
              <text:list-item>
                <text:p text:style-name="P125">$extra_href</text:p>
              </text:list-item>
              <text:list-item>
                <text:p text:style-name="P97">$return_text_ref</text:p>
              </text:list-item>
            </text:list>
            <text:p text:style-name="P23">The $extra_href is a reference to a hash of name/value mappings all of which will be added as root level parameters to the JSON object or XML response object that is encoded and returned to the client.</text:p>
            <text:p text:style-name="P23">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2">dataset_fetched</text:p>
          </table:table-cell>
          <table:table-cell table:style-name="Table30.B2" office:value-type="string">
            <text:p text:style-name="P23">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1562035465" text:continue-list="list2151495926" text:style-name="L36">
              <text:list-item text:start-value="1">
                <text:p text:style-name="P60">Add some extra scalar parameters (by modifying $extra_href)</text:p>
              </text:list-item>
              <text:list-item>
                <text:p text:style-name="P68">Modify the returned content (by modifying $rows_aref)</text:p>
              </text:list-item>
            </text:list>
            <text:p text:style-name="P23">Args are:</text:p>
            <text:list xml:id="list1664075389" text:continue-list="list906438028" text:style-name="L35">
              <text:list-item>
                <text:p text:style-name="P124">$jconfig</text:p>
              </text:list-item>
              <text:list-item>
                <text:p text:style-name="P125">$hook_parameters_href</text:p>
              </text:list-item>
              <text:list-item>
                <text:p text:style-name="P124">$dsxml</text:p>
              </text:list-item>
              <text:list-item>
                <text:p text:style-name="P125">$sql_params_href</text:p>
              </text:list-item>
              <text:list-item>
                <text:p text:style-name="P124">$rows_aref</text:p>
              </text:list-item>
              <text:list-item>
                <text:p text:style-name="P124">$column_names_aref</text:p>
              </text:list-item>
              <text:list-item>
                <text:p text:style-name="P67">$extra_href</text:p>
              </text:list-item>
            </text:list>
            <text:p text:style-name="P23">The $rows_aref is a reference to the array of objects fetched as a result of the executed SQL. <text:s/>This is the data that will be encoded into JSON or XML. <text:s/>Changes to this objects in this array will be represented in the data returned to the client.</text:p>
            <text:p text:style-name="P23">The $column_names_aref is a reference to the array of all the column names. <text:s/>This is used when constructing responses in the following formats: “json.array”, “xml.array” and “csv”.</text:p>
            <text:p text:style-name="P23">Any scalar parameters set by modifying $extra_href will be added to the dataset return structure.</text:p>
          </table:table-cell>
        </table:table-row>
        <table:table-row>
          <table:table-cell table:style-name="Table30.A2" office:value-type="string">
            <text:p text:style-name="P12">return_fetch</text:p>
          </table:table-cell>
          <table:table-cell table:style-name="Table30.B2" office:value-type="string">
            <text:p text:style-name="P23">This hook is called only for "fetch" (I.e. data select) requests. <text:s/>It is called at the end of the fetch sequence, just before the returned dataset results are encoded to JSON/XML. <text:s/>The hook may do one or more of the following:</text:p>
            <text:list xml:id="list331021840" text:continue-list="list1562035465" text:style-name="L36">
              <text:list-item text:start-value="1">
                <text:p text:style-name="P68">Add some extra root level parameters (by modifying $extra_href)</text:p>
              </text:list-item>
              <text:list-item>
                <text:p text:style-name="P68">Alter the the returned data structure (by modifying $return_object)</text:p>
              </text:list-item>
              <text:list-item>
                <text:p text:style-name="P68">Perform a custom encoding into text (by setting $return_text_ref)</text:p>
              </text:list-item>
            </text:list>
            <text:p text:style-name="P23">Args are:</text:p>
            <text:list xml:id="list335247434" text:continue-list="list1664075389" text:style-name="L35">
              <text:list-item>
                <text:p text:style-name="P124">$jconfig</text:p>
              </text:list-item>
              <text:list-item>
                <text:p text:style-name="P125"><text:soft-page-break/>$hook_parameters_href</text:p>
              </text:list-item>
              <text:list-item>
                <text:p text:style-name="P125">$sql_params_href</text:p>
              </text:list-item>
              <text:list-item>
                <text:p text:style-name="P125">$return_object</text:p>
              </text:list-item>
              <text:list-item>
                <text:p text:style-name="P125">$extra_href</text:p>
              </text:list-item>
              <text:list-item>
                <text:p text:style-name="P97">$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2">return_store</text:p>
          </table:table-cell>
          <table:table-cell table:style-name="Table30.B2" office:value-type="string">
            <text:p text:style-name="P23">This hook is called only for "store" (I.e. data insert/update/delete) requests. <text:s/>It is called at the end of the stored sequence, just before the results of the store operation(s) are encoded to JSON/XML/CSV. <text:s/>The hook may do one or more of the following:</text:p>
            <text:list xml:id="list830798456" text:continue-list="list331021840" text:style-name="L36">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3">Args are:</text:p>
            <text:list xml:id="list1670427892" text:continue-list="list335247434" text:style-name="L35">
              <text:list-item>
                <text:p text:style-name="P124">$jconfig</text:p>
              </text:list-item>
              <text:list-item>
                <text:p text:style-name="P125">$hook_parameters_href</text:p>
              </text:list-item>
              <text:list-item>
                <text:p text:style-name="P125">$dsxml</text:p>
              </text:list-item>
              <text:list-item>
                <text:p text:style-name="P125">$rest_args_href</text:p>
              </text:list-item>
              <text:list-item>
                <text:p text:style-name="P125">$fields_aref</text:p>
              </text:list-item>
              <text:list-item>
                <text:p text:style-name="P125">$results_aref</text:p>
              </text:list-item>
              <text:list-item>
                <text:p text:style-name="P125">$extra_href</text:p>
              </text:list-item>
              <text:list-item>
                <text:p text:style-name="P97">$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808997071" text:continue-numbering="true" text:style-name="L35">
              <text:list-item>
                <text:p text:style-name="P124">$jconfig</text:p>
              </text:list-item>
              <text:list-item>
                <text:p text:style-name="P124">$hook_parameters_href</text:p>
              </text:list-item>
              <text:list-item>
                <text:p text:style-name="P97">$return_text_ref</text:p>
              </text:list-item>
            </text:list>
          </table:table-cell>
        </table:table-row>
      </table:table>
      <text:p text:style-name="P21">Table <text:sequence text:ref-name="refTable25" text:name="Table" text:formula="ooow:Table+1" style:num-format="1">28</text:sequence>: List of Hook Points</text:p>
      <text:p text:style-name="P40">Note that:</text:p>
      <text:list xml:id="list789862326" text:style-name="L37">
        <text:list-item>
          <text:p text:style-name="P133">You may implement none, some, or all hook methods.</text:p>
        </text:list-item>
        <text:list-item>
          <text:p text:style-name="P98">All implemented hook methods must all return “1”.</text:p>
        </text:list-item>
        <text:list-item>
          <text:p text:style-name="P98">There is no way for a hook to stop processing, other than to call “die”.</text:p>
        </text:list-item>
        <text:list-item>
          <text:p text:style-name="P98">If an SQL error occurs during dataset updates, any following before_one, after_one and <text:soft-page-break/>after_all hook calls will be skipped. <text:s/>Only the finish hook call will be invoked.</text:p>
        </text:list-item>
        <text:list-item>
          <text:p text:style-name="P9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71690831" text:style-name="L38">
        <text:list-item>
          <text:p text:style-name="P99">Dual-Core Intel @ 2.5 GHz, 4G of RAM. <text:s/>(CPU Blowfish rating 7.09).</text:p>
        </text:list-item>
        <text:list-item>
          <text:p text:style-name="P99">Kubuntu 09.10 (Karmic Koala).</text:p>
        </text:list-item>
        <text:list-item>
          <text:p text:style-name="P99">Apache 2 webserver using HTTP (not SSL).</text:p>
        </text:list-item>
        <text:list-item>
          <text:p text:style-name="P99">Apache jmeter client with five simultaneous threads.</text:p>
        </text:list-item>
        <text:list-item>
          <text:p text:style-name="P99">PostgreSQL database.</text:p>
        </text:list-item>
        <text:list-item>
          <text:p text:style-name="P9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6">Naturally, any heavy database processing will reduce this response rate accordingly.</text:p>
      <text:h text:style-name="Heading_20_1" text:outline-level="1">Tracking Application</text:h>
      <text:h text:style-name="Heading_20_2" text:outline-level="2">Tracking Requests &amp; Errors</text:h>
      <text:p text:style-name="P23">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7"><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3"/>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2">Table <text:sequence text:ref-name="refTable27"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3">To use this in production you must:</text:p>
      <text:list xml:id="list403903553" text:style-name="L39">
        <text:list-item>
          <text:p text:style-name="P69">Take a copy of "tracker-empty.db".</text:p>
        </text:list-item>
        <text:list-item>
          <text:p text:style-name="P69">Place this copy in a folder where it can be written by the web server.</text:p>
        </text:list-item>
        <text:list-item>
          <text:p text:style-name="P69">Update the "tracker.xml" file so that it correctly references the new location.</text:p>
        </text:list-item>
        <text:list-item>
          <text:p text:style-name="P69">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811859643" text:style-name="L40">
        <text:list-item>
          <text:p text:style-name="P100">ExtJS 2.3. Please see below for further details on this.</text:p>
        </text:list-item>
        <text:list-item>
          <text:p text:style-name="P100">SHJS. Syntax Highlighting for Javascript. Please see below for further details on this.</text:p>
        </text:list-item>
        <text:list-item>
          <text:p text:style-name="P100">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6">For Debian:</text:p>
      <text:p text:style-name="Code">Alias /jarvis-tracker/ "/usr/share/jarvis/tracker/htdocs/"</text:p>
      <text:p text:style-name="Text_20_body"/>
      <text:p text:style-name="P36">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6">For Debian:</text:p>
      <text:p text:style-name="Code">cp /usr/share/jarvis/tracker/etc/tracker.xml /etc/jarvis/</text:p>
      <text:p text:style-name="Text_20_body"/>
      <text:p text:style-name="P36">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3">Take a copy of the database to a directory writable by the Apache user. <text:s/>For example:</text:p>
      <text:p text:style-name="P47"># mkdir -p /var/lib/jarvis/demo/</text:p>
      <text:p text:style-name="P47"># cp /opt/jarvis/demo/db/demo-empty .db /var/lib/jarvis/demo/demo.db </text:p>
      <text:p text:style-name="P47">#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3">Install the demo.xml Jarvis application configuration file:</text:p>
      <text:p text:style-name="Code"># cp /opt/jarvis/demo/etc/demo.xml /opt/jarvis/etc/demo.xml</text:p>
      <text:p text:style-name="P23"/>
      <text:p text:style-name="P23">In Apache configuration create an alias to the Jarvis demo htdocs:</text:p>
      <text:p text:style-name="Code">Alias /jarvis-demo/ "/opt/jarvis/demo/htdocs/"</text:p>
      <text:p text:style-name="P23"/>
      <text:p text:style-name="P23">Change the default values configured in demo.xml to match your installation:</text:p>
      <text:list xml:id="list308229842" text:style-name="L41">
        <text:list-item>
          <text:p text:style-name="P70">Location of the demo database file. <text:s/>Default is /var/lib/jarvis/demo/demo.db.</text:p>
        </text:list-item>
        <text:list-item>
          <text:p text:style-name="P70">Location of the datasets configuration. <text:s/>Default is /usr/share/jarvis/demo/dataset.</text:p>
        </text:list-item>
        <text:list-item>
          <text:p text:style-name="P70">Location of the session files. <text:s/>Default is /var/lib/jarvis/demo/sessions.</text:p>
        </text:list-item>
        <text:list-item>
          <text:p text:style-name="P7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0<text:tab/><text:page-number text:select-page="current">76</text:page-number>/<text:page-count>7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9-01T13:39:38</dc:date>
    <meta:editing-duration>P10DT13H5M28S</meta:editing-duration>
    <meta:editing-cycles>869</meta:editing-cycles>
    <meta:generator>LibreOffice/3.3$Unix LibreOffice_project/330m19$Build-301</meta:generator>
    <meta:print-date>2009-06-23T14:50:34</meta:print-date>
    <dc:creator>Jonathan Couper-Smartt</dc:creator>
    <meta:document-statistic meta:table-count="36" meta:image-count="0" meta:object-count="0" meta:page-count="76" meta:paragraph-count="2387" meta:word-count="20232" meta:character-count="135110"/>
    <meta:user-defined meta:name="Info 1"/>
    <meta:user-defined meta:name="Info 2"/>
    <meta:user-defined meta:name="Info 3"/>
    <meta:user-defined meta:name="Info 4"/>
  </office:meta>
</office:document-meta>
</file>